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75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5.737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0cm"/>
    </style:style>
    <style:style style:name="gr10" style:family="graphic" style:parent-style-name="standard">
      <style:graphic-properties draw:fill="solid" draw:fill-color="#99ccff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5cm" fo:min-width="25.535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21.186cm" fo:min-width="19.749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20.178cm" fo:min-width="19.134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22.169cm" fo:min-width="27.659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notes">
      <style:graphic-properties draw:fill-color="#ffffff" fo:min-height="12.573cm"/>
    </style:style>
    <style:style style:name="pr11" style:family="presentation" style:parent-style-name="Default_20_1-notes">
      <style:graphic-properties draw:fill-color="#ffffff" fo:min-height="12.322cm"/>
    </style:style>
    <style:style style:name="pr12" style:family="presentation" style:parent-style-name="Default_20_1-title">
      <style:graphic-properties fo:min-height="3.249cm"/>
    </style:style>
    <style:style style:name="pr13" style:family="presentation" style:parent-style-name="Default_20_1-subtitle">
      <style:graphic-properties draw:fill-color="#ffffff" fo:min-height="12.349cm"/>
    </style:style>
    <style:style style:name="pr14" style:family="presentation" style:parent-style-name="Default_20_1-outline1">
      <style:graphic-properties fo:min-height="12.349cm"/>
    </style:style>
    <style:style style:name="pr15" style:family="presentation" style:parent-style-name="Default_20_1-outline1" style:list-style-name="L2">
      <style:graphic-properties draw:stroke="solid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Default_20_1-outline1" style:list-style-name="L2">
      <style:graphic-properties draw:stroke="solid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-outline1">
      <style:graphic-properties fo:min-height="13.6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ospace" style:font-pitch="fixed" fo:font-size="26pt" style:font-family-asian="Monospace" style:font-pitch-asian="fixed" style:font-size-asian="26pt" style:font-family-complex="Monospace" style:font-pitch-complex="fixed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style:text-autospace="none"/>
      <style:text-properties fo:font-family="Monospace" style:font-pitch="fixed" fo:font-size="28pt" style:font-family-asian="Monospace" style:font-pitch-asian="fixed" style:font-size-asian="28pt" style:font-family-complex="Monospace" style:font-pitch-complex="fixed" style:font-size-complex="2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ff0000" fo:font-size="26pt" style:font-size-asian="26pt" style:font-size-complex="26pt"/>
    </style:style>
    <style:style style:name="P11" style:family="paragraph">
      <style:text-properties fo:color="#ff3333" fo:font-size="26pt" style:font-size-asian="26pt" style:font-size-complex="26pt"/>
    </style:style>
    <style:style style:name="P12" style:family="paragraph">
      <style:paragraph-properties fo:text-align="start" style:text-autospace="non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'Courier 10 Pitch'" style:font-pitch="fixed" fo:font-size="28pt" style:font-size-asian="28pt" style:font-size-complex="28pt"/>
    </style:style>
    <style:style style:name="P15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16" style:family="paragraph">
      <style:paragraph-properties fo:text-align="start"/>
      <style:text-properties fo:font-family="'Courier 10 Pitch'" style:font-pitch="fixed" fo:font-size="32pt" style:font-size-asian="32pt" style:font-size-complex="32pt"/>
    </style:style>
    <style:style style:name="P17" style:family="paragraph">
      <style:text-properties fo:color="#0084d1"/>
    </style:style>
    <style:style style:name="P18" style:family="paragraph">
      <style:paragraph-properties fo:margin-top="0cm" fo:margin-bottom="0cm" fo:text-align="center" style:punctuation-wrap="simple"/>
    </style:style>
    <style:style style:name="P19" style:family="paragraph">
      <style:text-properties fo:font-size="18pt"/>
    </style:style>
    <style:style style:name="P20" style:family="paragraph">
      <style:paragraph-properties fo:margin-left="1.693cm" fo:margin-right="0cm" fo:text-indent="-1.692cm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fo:font-family="'Courier 10 Pitch'" style:font-pitch="fixed" fo:font-size="32pt" style:font-size-asian="32pt" style:font-size-complex="32pt"/>
    </style:style>
    <style:style style:name="P24" style:family="paragraph">
      <style:paragraph-properties fo:text-align="center"/>
      <style:text-properties fo:font-size="54pt" style:font-size-asian="54pt" style:font-size-complex="54pt"/>
    </style:style>
    <style:style style:name="P25" style:family="paragraph">
      <style:paragraph-properties fo:text-align="center"/>
      <style:text-properties fo:font-family="Arial" style:font-family-generic="swiss" style:font-pitch="variable" fo:font-size="44pt" style:font-size-asian="44pt" style:font-size-complex="44pt"/>
    </style:style>
    <style:style style:name="P26" style:family="paragraph">
      <style:text-properties fo:color="#0084d1" fo:font-size="36pt" style:font-size-asian="36pt" style:font-size-complex="36pt"/>
    </style:style>
    <style:style style:name="P27" style:family="paragraph">
      <style:text-properties fo:font-family="'Courier 10 Pitch'" style:font-pitch="fixed" fo:font-size="28pt" style:font-size-asian="28pt" style:font-size-complex="28pt"/>
    </style:style>
    <style:style style:name="P28" style:family="paragraph">
      <style:text-properties fo:font-family="'Courier 10 Pitch'" style:font-pitch="fixed" fo:font-size="18pt"/>
    </style:style>
    <style:style style:name="P29" style:family="paragraph">
      <style:paragraph-properties fo:margin-top="0cm" fo:margin-bottom="0cm" fo:text-align="start" style:punctuation-wrap="simple"/>
    </style:style>
    <style:style style:name="P30" style:family="paragraph">
      <style:paragraph-properties fo:margin-top="0cm" fo:margin-bottom="0cm" fo:text-align="start" style:punctuation-wrap="simple"/>
      <style:text-properties fo:font-size="19.899999618530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c0c0c0"/>
    </style:style>
    <style:style style:name="T3" style:family="text">
      <style:text-properties fo:color="#7f0055" fo:font-family="Monospace" style:font-pitch="fixed" fo:font-size="26pt" fo:font-weight="bold" style:font-family-asian="Monospace" style:font-pitch-asian="fixed" style:font-size-asian="26pt" style:font-weight-asian="bold" style:font-family-complex="Monospace" style:font-pitch-complex="fixed" style:font-size-complex="26pt" style:font-weight-complex="bold"/>
    </style:style>
    <style:style style:name="T4" style:family="text">
      <style:text-properties fo:color="#1a1a1a" fo:font-family="Monospace" style:font-pitch="fixed" fo:font-size="26pt" style:font-family-asian="Monospace" style:font-pitch-asian="fixed" style:font-size-asian="26pt" style:font-family-complex="Monospace" style:font-pitch-complex="fixed" style:font-size-complex="26pt"/>
    </style:style>
    <style:style style:name="T5" style:family="text">
      <style:text-properties fo:color="#000000" fo:font-family="Monospace" style:font-pitch="fixed" fo:font-size="26pt" style:font-family-asian="Monospace" style:font-pitch-asian="fixed" style:font-size-asian="26pt" style:font-family-complex="Monospace" style:font-pitch-complex="fixed" style:font-size-complex="26pt"/>
    </style:style>
    <style:style style:name="T6" style:family="text">
      <style:text-properties fo:color="#1a1a1a" fo:font-family="Monospace" style:font-pitch="fixed" fo:font-size="26pt" fo:font-weight="bold" style:font-family-asian="Monospace" style:font-pitch-asian="fixed" style:font-size-asian="26pt" style:font-weight-asian="bold" style:font-family-complex="Monospace" style:font-pitch-complex="fixed" style:font-size-complex="26pt" style:font-weight-complex="bold"/>
    </style:style>
    <style:style style:name="T7" style:family="text">
      <style:text-properties fo:color="#0000c0" fo:font-family="Monospace" style:font-pitch="fixed" fo:font-size="26pt" style:font-family-asian="Monospace" style:font-pitch-asian="fixed" style:font-size-asian="26pt" style:font-family-complex="Monospace" style:font-pitch-complex="fixed" style:font-size-complex="26pt"/>
    </style:style>
    <style:style style:name="T8" style:family="text">
      <style:text-properties fo:color="#0000c0" fo:font-family="Monospace" style:font-pitch="fixed" fo:font-size="26pt" fo:font-style="italic" style:font-family-asian="Monospace" style:font-pitch-asian="fixed" style:font-size-asian="26pt" style:font-style-asian="italic" style:font-family-complex="Monospace" style:font-pitch-complex="fixed" style:font-size-complex="26pt" style:font-style-complex="italic"/>
    </style:style>
    <style:style style:name="T9" style:family="text">
      <style:text-properties fo:color="#2a00ff" fo:font-family="Monospace" style:font-pitch="fixed" fo:font-size="26pt" style:font-family-asian="Monospace" style:font-pitch-asian="fixed" style:font-size-asian="26pt" style:font-family-complex="Monospace" style:font-pitch-complex="fixed" style:font-size-complex="26pt"/>
    </style:style>
    <style:style style:name="T10" style:family="text">
      <style:text-properties fo:color="#0000c0" fo:font-family="Monospace" style:font-pitch="fixed" fo:font-size="26pt" fo:font-style="italic" style:text-underline-style="solid" style:text-underline-width="auto" style:text-underline-color="font-color" style:font-family-asian="Monospace" style:font-pitch-asian="fixed" style:font-size-asian="26pt" style:font-style-asian="italic" style:font-family-complex="Monospace" style:font-pitch-complex="fixed" style:font-size-complex="26pt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c0" fo:font-family="Monospace" style:font-pitch="fixed" fo:font-size="26pt" fo:font-style="italic" style:text-underline-style="none" style:font-family-asian="Monospace" style:font-pitch-asian="fixed" style:font-size-asian="26pt" style:font-style-asian="italic" style:font-family-complex="Monospace" style:font-pitch-complex="fixed" style:font-size-complex="26pt" style:font-style-complex="italic"/>
    </style:style>
    <style:style style:name="T13" style:family="text">
      <style:text-properties fo:color="#000000" fo:font-family="Monospace" style:font-pitch="fixed" fo:font-size="28pt" style:font-family-asian="Monospace" style:font-pitch-asian="fixed" style:font-size-asian="28pt" style:font-family-complex="Monospace" style:font-pitch-complex="fixed" style:font-size-complex="28pt"/>
    </style:style>
    <style:style style:name="T14" style:family="text">
      <style:text-properties fo:color="#1a1a1a" fo:font-family="Monospace" style:font-pitch="fixed" fo:font-size="28pt" style:font-family-asian="Monospace" style:font-pitch-asian="fixed" style:font-size-asian="28pt" style:font-family-complex="Monospace" style:font-pitch-complex="fixed" style:font-size-complex="28pt"/>
    </style:style>
    <style:style style:name="T15" style:family="text">
      <style:text-properties fo:color="#7f0055" fo:font-family="Monospace" style:font-pitch="fixed" fo:font-size="28pt" fo:font-weight="bold" style:font-family-asian="Monospace" style:font-pitch-asian="fixed" style:font-size-asian="28pt" style:font-weight-asian="bold" style:font-family-complex="Monospace" style:font-pitch-complex="fixed" style:font-size-complex="28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00" fo:font-family="Monospace" style:font-pitch="fixed" fo:font-size="28pt" style:text-underline-style="none" style:font-family-asian="Monospace" style:font-pitch-asian="fixed" style:font-size-asian="28pt" style:font-family-complex="Monospace" style:font-pitch-complex="fixed" style:font-size-complex="28pt"/>
    </style:style>
    <style:style style:name="T18" style:family="text">
      <style:text-properties fo:color="#ff0000" fo:font-size="26pt" style:font-size-asian="26pt" style:font-size-complex="26pt"/>
    </style:style>
    <style:style style:name="T19" style:family="text">
      <style:text-properties fo:color="#ff3333" fo:font-size="26pt" style:font-size-asian="26pt" style:font-size-complex="26pt"/>
    </style:style>
    <style:style style:name="T20" style:family="text">
      <style:text-properties fo:color="#0000c0" fo:font-family="Monospace" style:font-pitch="fixed" fo:font-size="28pt" style:font-family-asian="Monospace" style:font-pitch-asian="fixed" style:font-size-asian="28pt" style:font-family-complex="Monospace" style:font-pitch-complex="fixed" style:font-size-complex="28pt"/>
    </style:style>
    <style:style style:name="T21" style:family="text">
      <style:text-properties fo:color="#1a1a1a" fo:font-family="Monospace" style:font-pitch="fixed" fo:font-size="28pt" fo:font-weight="bold" style:font-family-asian="Monospace" style:font-pitch-asian="fixed" style:font-size-asian="28pt" style:font-weight-asian="bold" style:font-family-complex="Monospace" style:font-pitch-complex="fixed" style:font-size-complex="28pt" style:font-weight-complex="bold"/>
    </style:style>
    <style:style style:name="T22" style:family="text">
      <style:text-properties fo:color="#2a00ff" fo:font-family="Monospace" style:font-pitch="fixed" fo:font-size="28pt" style:font-family-asian="Monospace" style:font-pitch-asian="fixed" style:font-size-asian="28pt" style:font-family-complex="Monospace" style:font-pitch-complex="fixed" style:font-size-complex="28pt"/>
    </style:style>
    <style:style style:name="T23" style:family="text">
      <style:text-properties fo:font-family="'Courier 10 Pitch'" style:font-pitch="fixed" fo:font-size="28pt" style:font-size-asian="28pt" style:font-size-complex="28pt"/>
    </style:style>
    <style:style style:name="T24" style:family="text">
      <style:text-properties fo:color="#7f0055" fo:font-family="'Courier 10 Pitch'" style:font-pitch="fixed" fo:font-size="26pt" fo:font-weight="bold" style:font-family-asian="Monospace" style:font-pitch-asian="fixed" style:font-size-asian="26pt" style:font-weight-asian="bold" style:font-family-complex="Monospace" style:font-pitch-complex="fixed" style:font-size-complex="26pt" style:font-weight-complex="bold"/>
    </style:style>
    <style:style style:name="T25" style:family="text">
      <style:text-properties fo:color="#1a1a1a" fo:font-family="'Courier 10 Pitch'" style:font-pitch="fixed" fo:font-size="26pt" style:font-family-asian="Monospace" style:font-pitch-asian="fixed" style:font-size-asian="26pt" style:font-family-complex="Monospace" style:font-pitch-complex="fixed" style:font-size-complex="26pt"/>
    </style:style>
    <style:style style:name="T26" style:family="text">
      <style:text-properties fo:color="#000000" fo:font-family="'Courier 10 Pitch'" style:font-pitch="fixed" fo:font-size="26pt" style:font-family-asian="Monospace" style:font-pitch-asian="fixed" style:font-size-asian="26pt" style:font-family-complex="Monospace" style:font-pitch-complex="fixed" style:font-size-complex="26pt"/>
    </style:style>
    <style:style style:name="T27" style:family="text">
      <style:text-properties fo:color="#1a1a1a" fo:font-family="'Courier 10 Pitch'" style:font-pitch="fixed" fo:font-size="26pt" fo:font-weight="bold" style:font-family-asian="Monospace" style:font-pitch-asian="fixed" style:font-size-asian="26pt" style:font-weight-asian="bold" style:font-family-complex="Monospace" style:font-pitch-complex="fixed" style:font-size-complex="26pt" style:font-weight-complex="bold"/>
    </style:style>
    <style:style style:name="T28" style:family="text">
      <style:text-properties fo:color="#000000" fo:font-family="'Courier 10 Pitch'" style:font-pitch="fixed" fo:font-size="26pt" fo:font-style="italic" style:font-family-asian="Monospace" style:font-pitch-asian="fixed" style:font-size-asian="26pt" style:font-style-asian="italic" style:font-family-complex="Monospace" style:font-pitch-complex="fixed" style:font-size-complex="26pt" style:font-style-complex="italic"/>
    </style:style>
    <style:style style:name="T29" style:family="text">
      <style:text-properties fo:color="#0000c0" fo:font-family="'Courier 10 Pitch'" style:font-pitch="fixed" fo:font-size="26pt" style:font-family-asian="Monospace" style:font-pitch-asian="fixed" style:font-size-asian="26pt" style:font-family-complex="Monospace" style:font-pitch-complex="fixed" style:font-size-complex="26pt"/>
    </style:style>
    <style:style style:name="T30" style:family="text">
      <style:text-properties fo:color="#0000c0" fo:font-family="'Courier 10 Pitch'" style:font-pitch="fixed" fo:font-size="26pt" fo:font-style="italic" style:font-family-asian="Monospace" style:font-pitch-asian="fixed" style:font-size-asian="26pt" style:font-style-asian="italic" style:font-family-complex="Monospace" style:font-pitch-complex="fixed" style:font-size-complex="26pt" style:font-style-complex="itali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84d1" fo:font-weight="normal" style:font-weight-asian="normal" style:font-weight-complex="normal"/>
    </style:style>
    <style:style style:name="T34" style:family="text">
      <style:text-properties fo:color="#ff3333" fo:font-family="Monospace" style:font-pitch="fixed" fo:font-size="28pt" fo:font-weight="bold" style:font-family-asian="Monospace" style:font-pitch-asian="fixed" style:font-size-asian="28pt" style:font-weight-asian="bold" style:font-family-complex="Monospace" style:font-pitch-complex="fixed" style:font-size-complex="28pt" style:font-weight-complex="bold"/>
    </style:style>
    <style:style style:name="T35" style:family="text">
      <style:text-properties fo:color="#1a1a1a" fo:font-family="Monospace" style:font-pitch="fixed" fo:font-size="28pt" fo:font-weight="normal" style:font-family-asian="Monospace" style:font-pitch-asian="fixed" style:font-size-asian="28pt" style:font-weight-asian="normal" style:font-family-complex="Monospace" style:font-pitch-complex="fixed" style:font-size-complex="28pt" style:font-weight-complex="normal"/>
    </style:style>
    <style:style style:name="T36" style:family="text">
      <style:text-properties fo:color="#7f0055" fo:font-family="Monospace" style:font-pitch="fixed" fo:font-size="28pt" fo:font-weight="normal" style:font-family-asian="Monospace" style:font-pitch-asian="fixed" style:font-size-asian="28pt" style:font-weight-asian="normal" style:font-family-complex="Monospace" style:font-pitch-complex="fixed" style:font-size-complex="28pt" style:font-weight-complex="normal"/>
    </style:style>
    <style:style style:name="T37" style:family="text">
      <style:text-properties fo:color="#000000"/>
    </style:style>
    <style:style style:name="T38" style:family="text">
      <style:text-properties fo:color="#7f0055" fo:font-family="'Courier 10 Pitch'" style:font-pitch="fixed" fo:font-size="28pt" fo:font-weight="bold" style:font-family-asian="Monospace" style:font-pitch-asian="fixed" style:font-size-asian="28pt" style:font-weight-asian="bold" style:font-family-complex="Monospace" style:font-pitch-complex="fixed" style:font-size-complex="28pt" style:font-weight-complex="bold"/>
    </style:style>
    <style:style style:name="T39" style:family="text">
      <style:text-properties fo:color="#1a1a1a" fo:font-family="'Courier 10 Pitch'" style:font-pitch="fixed" fo:font-size="28pt" style:font-family-asian="Monospace" style:font-pitch-asian="fixed" style:font-size-asian="28pt" style:font-family-complex="Monospace" style:font-pitch-complex="fixed" style:font-size-complex="28pt"/>
    </style:style>
    <style:style style:name="T40" style:family="text">
      <style:text-properties fo:color="#000000" fo:font-family="'Courier 10 Pitch'" style:font-pitch="fixed" fo:font-size="28pt" style:font-family-asian="Monospace" style:font-pitch-asian="fixed" style:font-size-asian="28pt" style:font-family-complex="Monospace" style:font-pitch-complex="fixed" style:font-size-complex="28pt"/>
    </style:style>
    <style:style style:name="T41" style:family="text">
      <style:text-properties fo:color="#2a00ff" fo:font-family="'Courier 10 Pitch'" style:font-pitch="fixed" fo:font-size="28pt" style:font-family-asian="Monospace" style:font-pitch-asian="fixed" style:font-size-asian="28pt" style:font-family-complex="Monospace" style:font-pitch-complex="fixed" style:font-size-complex="28pt"/>
    </style:style>
    <style:style style:name="T42" style:family="text">
      <style:text-properties fo:color="#0000c0" fo:font-family="'Courier 10 Pitch'" style:font-pitch="fixed" fo:font-size="28pt" fo:font-style="italic" style:font-family-asian="Monospace" style:font-pitch-asian="fixed" style:font-size-asian="28pt" style:font-style-asian="italic" style:font-family-complex="Monospace" style:font-pitch-complex="fixed" style:font-size-complex="28pt" style:font-style-complex="italic"/>
    </style:style>
    <style:style style:name="T43" style:family="text">
      <style:text-properties fo:color="#ff3333" fo:font-family="'Courier 10 Pitch'" style:font-pitch="fixed" fo:font-size="28pt" fo:font-weight="bold" style:font-family-asian="Monospace" style:font-pitch-asian="fixed" style:font-size-asian="28pt" style:font-weight-asian="bold" style:font-family-complex="Monospace" style:font-pitch-complex="fixed" style:font-size-complex="28pt" style:font-weight-complex="bold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family="'Courier 10 Pitch'" style:font-pitch="fixed" fo:font-size="32pt" style:font-family-asian="Monospace" style:font-pitch-asian="fixed" style:font-size-asian="32pt" style:font-family-complex="Monospace" style:font-pitch-complex="fixed" style:font-size-complex="32pt"/>
    </style:style>
    <style:style style:name="T46" style:family="text">
      <style:text-properties fo:color="#7f0055" fo:font-family="'Courier 10 Pitch'" style:font-pitch="fixed" fo:font-size="32pt" fo:font-weight="bold" style:font-family-asian="Monospace" style:font-pitch-asian="fixed" style:font-size-asian="32pt" style:font-weight-asian="bold" style:font-family-complex="Monospace" style:font-pitch-complex="fixed" style:font-size-complex="32pt" style:font-weight-complex="bold"/>
    </style:style>
    <style:style style:name="T47" style:family="text">
      <style:text-properties fo:color="#1a1a1a" fo:font-family="'Courier 10 Pitch'" style:font-pitch="fixed" fo:font-size="32pt" style:font-family-asian="Monospace" style:font-pitch-asian="fixed" style:font-size-asian="32pt" style:font-family-complex="Monospace" style:font-pitch-complex="fixed" style:font-size-complex="32pt"/>
    </style:style>
    <style:style style:name="T48" style:family="text">
      <style:text-properties fo:color="#000000" fo:font-family="'Courier 10 Pitch'" style:font-pitch="fixed" fo:font-size="32pt" style:font-family-asian="Monospace" style:font-pitch-asian="fixed" style:font-size-asian="32pt" style:font-family-complex="Monospace" style:font-pitch-complex="fixed" style:font-size-complex="32pt"/>
    </style:style>
    <style:style style:name="T49" style:family="text">
      <style:text-properties fo:color="#0000c0" fo:font-family="'Courier 10 Pitch'" style:font-pitch="fixed" fo:font-size="32pt" style:font-family-asian="Monospace" style:font-pitch-asian="fixed" style:font-size-asian="32pt" style:font-family-complex="Monospace" style:font-pitch-complex="fixed" style:font-size-complex="32pt"/>
    </style:style>
    <style:style style:name="T50" style:family="text">
      <style:text-properties fo:color="#1a1a1a" fo:font-family="'Courier 10 Pitch'" style:font-pitch="fixed" fo:font-size="32pt" fo:font-weight="bold" style:font-family-asian="Monospace" style:font-pitch-asian="fixed" style:font-size-asian="32pt" style:font-weight-asian="bold" style:font-family-complex="Monospace" style:font-pitch-complex="fixed" style:font-size-complex="32pt" style:font-weight-complex="bold"/>
    </style:style>
    <style:style style:name="T51" style:family="text">
      <style:text-properties fo:color="#0000c0" fo:font-family="'Courier 10 Pitch'" style:font-pitch="fixed" fo:font-size="32pt" fo:font-style="italic" style:font-family-asian="Monospace" style:font-pitch-asian="fixed" style:font-size-asian="32pt" style:font-style-asian="italic" style:font-family-complex="Monospace" style:font-pitch-complex="fixed" style:font-size-complex="32pt" style:font-style-complex="italic"/>
    </style:style>
    <style:style style:name="T52" style:family="text">
      <style:text-properties fo:color="#2a00ff" fo:font-family="'Courier 10 Pitch'" style:font-pitch="fixed" fo:font-size="32pt" style:font-family-asian="Monospace" style:font-pitch-asian="fixed" style:font-size-asian="32pt" style:font-family-complex="Monospace" style:font-pitch-complex="fixed" style:font-size-complex="32pt"/>
    </style:style>
    <style:style style:name="T53" style:family="text">
      <style:text-properties fo:color="#0084d1"/>
    </style:style>
    <style:style style:name="T54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55" style:family="text">
      <style:text-properties fo:color="#0084d1" fo:font-size="32pt" style:font-size-asian="32pt" style:font-size-complex="32pt"/>
    </style:style>
    <style:style style:name="T56" style:family="text">
      <style:text-properties fo:color="#ff3333" fo:font-family="'Courier 10 Pitch'" style:font-pitch="fixed" fo:font-size="32pt" fo:font-weight="bold" style:font-family-asian="Monospace" style:font-pitch-asian="fixed" style:font-size-asian="32pt" style:font-weight-asian="bold" style:font-family-complex="Monospace" style:font-pitch-complex="fixed" style:font-size-complex="32pt" style:font-weight-complex="bold"/>
    </style:style>
    <style:style style:name="T57" style:family="text">
      <style:text-properties fo:color="#000000" style:text-line-through-style="none" fo:font-family="Helvetic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8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9" style:family="text">
      <style:text-properties fo:color="#000090"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0" style:family="text">
      <style:text-properties fo:color="#000090" style:text-line-through-style="non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1" style:family="text">
      <style:text-properties fo:color="#000080" fo:font-size="36pt" fo:font-weight="bold" style:font-size-asian="36pt" style:font-weight-asian="bold" style:font-size-complex="36pt" style:font-weight-complex="bold"/>
    </style:style>
    <style:style style:name="T62" style:family="text">
      <style:text-properties fo:color="#000080" fo:font-size="36pt" style:font-size-asian="36pt" style:font-size-complex="36pt"/>
    </style:style>
    <style:style style:name="T63" style:family="text">
      <style:text-properties fo:font-size="36pt" style:font-size-asian="36pt" style:font-size-complex="36pt"/>
    </style:style>
    <style:style style:name="T64" style:family="text">
      <style:text-properties fo:color="#000090" style:text-line-through-style="none" fo:font-size="36pt" fo:letter-spacing="normal" fo:font-style="normal" style:text-underline-style="none" style:font-size-asian="36pt" style:font-style-asian="normal" style:font-size-complex="36pt" style:font-style-complex="normal"/>
    </style:style>
    <style:style style:name="T65" style:family="text">
      <style:text-properties fo:font-size="48pt" style:font-size-asian="48pt" style:font-size-complex="48pt"/>
    </style:style>
    <style:style style:name="T66" style:family="text">
      <style:text-properties fo:color="#ff0000" fo:font-family="'Courier 10 Pitch'" style:font-pitch="fixed" fo:font-size="32pt" fo:font-weight="bold" style:font-size-asian="32pt" style:font-weight-asian="bold" style:font-size-complex="32pt" style:font-weight-complex="bold"/>
    </style:style>
    <style:style style:name="T67" style:family="text">
      <style:text-properties fo:font-family="'Courier 10 Pitch'" style:font-pitch="fixed" fo:font-size="32pt" style:font-size-asian="32pt" style:font-size-complex="32pt"/>
    </style:style>
    <style:style style:name="T68" style:family="text">
      <style:text-properties fo:color="#ff0000" fo:font-family="'Courier 10 Pitch'" style:font-pitch="fixed" fo:font-size="32pt" fo:font-weight="bold" style:font-size-asian="32pt" style:font-weight-asian="bold" style:font-size-complex="32pt" style:font-weight-complex="bold"/>
    </style:style>
    <style:style style:name="T69" style:family="text">
      <style:text-properties fo:font-size="54pt" style:font-size-asian="54pt" style:font-size-complex="54pt"/>
    </style:style>
    <style:style style:name="T70" style:family="text">
      <style:text-properties fo:font-family="Arial" style:font-family-generic="swiss" style:font-pitch="variable" fo:font-size="44pt" style:font-size-asian="44pt" style:font-size-complex="44pt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color="#000000"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4" style:family="text">
      <style:text-properties fo:color="#000000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5" style:family="text">
      <style:text-properties fo:color="#0084d1" fo:font-size="36pt" style:font-size-asian="36pt" style:font-size-complex="36pt"/>
    </style:style>
    <style:style style:name="T76" style:family="text">
      <style:text-properties style:text-line-through-style="none" fo:font-family="'Courier 10 Pitch'" style:font-pitch="fixe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color="#000000" style:text-line-through-style="none" fo:font-family="'Courier 10 Pitch'" style:font-pitch="fixe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color="#000000" style:text-line-through-style="none" fo:font-family="'Courier 10 Pitch'" style:font-pitch="fixed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color="#00007f" style:text-line-through-style="none" fo:font-family="Helvetica" fo:font-size="20pt" fo:letter-spacing="normal" fo:font-style="normal" style:text-underline-style="none" fo:font-weight="bold" style:font-family-asian="Cambria" style:font-size-asian="20pt" style:font-style-asian="normal" style:font-weight-asian="bold" style:font-family-complex="Helvetica" style:font-size-complex="20pt" style:font-style-complex="normal" style:font-weight-complex="bold"/>
    </style:style>
    <style:style style:name="T80" style:family="text">
      <style:text-properties fo:color="#808080" style:text-line-through-style="none" fo:font-family="Helvetica" fo:font-size="20pt" fo:letter-spacing="normal" fo:font-style="normal" style:text-underline-style="none" fo:font-weight="normal" style:font-family-asian="Cambria" style:font-size-asian="20pt" style:font-style-asian="normal" style:font-weight-asian="normal" style:font-family-complex="Helvetica" style:font-size-complex="20pt" style:font-style-complex="normal" style:font-weight-complex="normal"/>
    </style:style>
    <style:style style:name="T81" style:family="text">
      <style:text-properties fo:color="#000000" style:text-line-through-style="none" fo:font-family="Helvetica" fo:font-size="20pt" fo:letter-spacing="normal" fo:font-style="normal" style:text-underline-style="none" fo:font-weight="normal" style:font-family-asian="Cambria" style:font-size-asian="20pt" style:font-style-asian="normal" style:font-weight-asian="normal" style:font-family-complex="Helvetica" style:font-size-complex="20pt" style:font-style-complex="normal" style:font-weight-complex="normal"/>
    </style:style>
    <style:style style:name="T82" style:family="text">
      <style:text-properties fo:color="#000000" style:text-line-through-style="none" fo:font-family="Helvetica" fo:font-size="20pt" fo:letter-spacing="normal" fo:font-style="normal" style:text-underline-style="none" fo:font-weight="bold" style:font-family-asian="Cambria" style:font-size-asian="20pt" style:font-style-asian="normal" style:font-weight-asian="bold" style:font-family-complex="Helvetica" style:font-size-complex="20pt" style:font-style-complex="normal" style:font-weight-complex="bold"/>
    </style:style>
    <style:style style:name="T83" style:family="text">
      <style:text-properties fo:color="#7f007f" style:text-line-through-style="none" fo:font-family="Helvetica" fo:font-size="20pt" fo:letter-spacing="normal" fo:font-style="normal" style:text-underline-style="none" fo:font-weight="normal" style:font-family-asian="Cambria" style:font-size-asian="20pt" style:font-style-asian="normal" style:font-weight-asian="normal" style:font-family-complex="Helvetica" style:font-size-complex="20pt" style:font-style-complex="normal" style:font-weight-complex="normal"/>
    </style:style>
    <style:style style:name="T84" style:family="text">
      <style:text-properties fo:color="#007f7f" style:text-line-through-style="none" fo:font-family="Helvetica" fo:font-size="20pt" fo:letter-spacing="normal" fo:font-style="normal" style:text-underline-style="none" fo:font-weight="normal" style:font-family-asian="Cambria" style:font-size-asian="20pt" style:font-style-asian="normal" style:font-weight-asian="normal" style:font-family-complex="Helvetica" style:font-size-complex="20pt" style:font-style-complex="normal" style:font-weight-complex="normal"/>
    </style:style>
    <style:style style:name="T85" style:family="text">
      <style:text-properties fo:color="#7f0055" style:text-outline="false" style:text-line-through-style="none" fo:font-family="Monospace" style:font-pitch="fixed" fo:font-size="20pt" fo:letter-spacing="normal" fo:font-style="normal" fo:text-shadow="none" style:text-underline-style="none" fo:font-weight="bold" style:letter-kerning="true" style:font-family-asian="Monospace" style:font-pitch-asian="fixed" style:font-size-asian="20pt" style:font-style-asian="normal" style:font-weight-asian="bold" style:font-family-complex="Monospace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1a1a1a" style:text-outline="false" style:text-line-through-style="none" fo:font-family="Monospace" style:font-pitch="fixed" fo:font-size="20pt" fo:letter-spacing="normal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fo:font-family="Monospace" style:font-pitch="fixed" fo:font-size="20pt" fo:letter-spacing="normal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7f0055" style:text-outline="false" style:text-line-through-style="none" fo:font-family="Monospace" style:font-pitch="fixed" fo:font-size="20pt" fo:letter-spacing="normal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1a1a1a" style:text-line-through-style="none" fo:font-family="Monospace" style:font-pitch="fixed" fo:font-size="20pt" fo:letter-spacing="normal" fo:font-style="normal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/>
    </style:style>
    <style:style style:name="T90" style:family="text">
      <style:text-properties fo:color="#000000" style:text-line-through-style="none" fo:font-family="Monospace" style:font-pitch="fixed" fo:font-size="20pt" fo:letter-spacing="normal" fo:font-style="normal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/>
    </style:style>
    <style:style style:name="T91" style:family="text">
      <style:text-properties fo:color="#0000c0" style:text-line-through-style="none" fo:font-family="Monospace" style:font-pitch="fixed" fo:font-size="20pt" fo:letter-spacing="normal" fo:font-style="italic" style:text-underline-style="none" fo:font-weight="normal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/>
    </style:style>
    <style:style style:name="T92" style:family="text">
      <style:text-properties fo:color="#00007f" style:text-line-through-style="none" fo:font-family="Helvetica" fo:font-size="20pt" fo:letter-spacing="normal" fo:font-style="normal" style:text-underline-style="none" fo:font-weight="bold" style:font-family-asian="Cambria" style:font-size-asian="20pt" style:font-style-asian="normal" style:font-weight-asian="bold" style:font-family-complex="Cambria" style:font-size-complex="20pt" style:font-style-complex="normal" style:font-weight-complex="bold"/>
    </style:style>
    <style:style style:name="T93" style:family="text">
      <style:text-properties fo:color="#808080" style:text-line-through-style="none" fo:font-family="Helvetica" fo:font-size="20pt" fo:letter-spacing="normal" fo:font-style="normal" style:text-underline-style="none" fo:font-weight="normal" style:font-family-asian="Cambria" style:font-size-asian="20pt" style:font-style-asian="normal" style:font-weight-asian="normal" style:font-family-complex="Cambria" style:font-size-complex="20pt" style:font-style-complex="normal" style:font-weight-complex="normal"/>
    </style:style>
    <style:style style:name="T94" style:family="text">
      <style:text-properties fo:color="#000000" style:text-line-through-style="none" fo:font-family="Helvetica" fo:font-size="20pt" fo:letter-spacing="normal" fo:font-style="normal" style:text-underline-style="none" fo:font-weight="normal" style:font-family-asian="Cambria" style:font-size-asian="20pt" style:font-style-asian="normal" style:font-weight-asian="normal" style:font-family-complex="Cambria" style:font-size-complex="20pt" style:font-style-complex="normal" style:font-weight-complex="normal"/>
    </style:style>
    <style:style style:name="T95" style:family="text">
      <style:text-properties fo:color="#000000" style:text-line-through-style="none" fo:font-family="Helvetica" fo:font-size="20pt" fo:letter-spacing="normal" fo:font-style="normal" style:text-underline-style="none" fo:font-weight="bold" style:font-family-asian="Cambria" style:font-size-asian="20pt" style:font-style-asian="normal" style:font-weight-asian="bold" style:font-family-complex="Cambria" style:font-size-complex="20pt" style:font-style-complex="normal" style:font-weight-complex="bold"/>
    </style:style>
    <style:style style:name="T96" style:family="text">
      <style:text-properties fo:color="#7f007f" style:text-line-through-style="none" fo:font-family="Helvetica" fo:font-size="20pt" fo:letter-spacing="normal" fo:font-style="normal" style:text-underline-style="none" fo:font-weight="normal" style:font-family-asian="Cambria" style:font-size-asian="20pt" style:font-style-asian="normal" style:font-weight-asian="normal" style:font-family-complex="Cambria" style:font-size-complex="20pt" style:font-style-complex="normal" style:font-weight-complex="normal"/>
    </style:style>
    <style:style style:name="T97" style:family="text">
      <style:text-properties style:text-line-through-style="none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8" style:family="text">
      <style:text-properties fo:color="#000000" style:text-line-through-style="none" fo:font-family="Times" fo:font-size="22pt" fo:letter-spacing="normal" fo:font-style="normal" style:text-underline-style="none" fo:font-weight="bold" style:font-family-asian="Cambria" style:font-size-asian="22pt" style:font-style-asian="normal" style:font-weight-asian="bold" style:font-family-complex="Cambria" style:font-size-complex="22pt" style:font-style-complex="normal" style:font-weight-complex="bold"/>
    </style:style>
    <style:style style:name="T99" style:family="text">
      <style:text-properties fo:color="#00007f" style:text-line-through-style="none" fo:font-family="Helvetica" fo:font-size="22pt" fo:letter-spacing="normal" fo:font-style="normal" style:text-underline-style="none" fo:font-weight="bold" style:font-family-asian="Cambria" style:font-size-asian="22pt" style:font-style-asian="normal" style:font-weight-asian="bold" style:font-family-complex="Cambria" style:font-size-complex="22pt" style:font-style-complex="normal" style:font-weight-complex="bold"/>
    </style:style>
    <style:style style:name="T100" style:family="text">
      <style:text-properties fo:color="#808080" style:text-line-through-style="none" fo:font-family="Helvetica" fo:font-size="22pt" fo:letter-spacing="normal" fo:font-style="normal" style:text-underline-style="none" fo:font-weight="normal" style:font-family-asian="Cambria" style:font-size-asian="22pt" style:font-style-asian="normal" style:font-weight-asian="normal" style:font-family-complex="Cambria" style:font-size-complex="22pt" style:font-style-complex="normal" style:font-weight-complex="normal"/>
    </style:style>
    <style:style style:name="T101" style:family="text">
      <style:text-properties fo:color="#000000" style:text-line-through-style="none" fo:font-family="Helvetica" fo:font-size="22pt" fo:letter-spacing="normal" fo:font-style="normal" style:text-underline-style="none" fo:font-weight="normal" style:font-family-asian="Cambria" style:font-size-asian="22pt" style:font-style-asian="normal" style:font-weight-asian="normal" style:font-family-complex="Cambria" style:font-size-complex="22pt" style:font-style-complex="normal" style:font-weight-complex="normal"/>
    </style:style>
    <style:style style:name="T102" style:family="text">
      <style:text-properties fo:color="#000000" style:text-line-through-style="none" fo:font-family="Helvetica" fo:font-size="22pt" fo:letter-spacing="normal" fo:font-style="normal" style:text-underline-style="none" fo:font-weight="bold" style:font-family-asian="Cambria" style:font-size-asian="22pt" style:font-style-asian="normal" style:font-weight-asian="bold" style:font-family-complex="Cambria" style:font-size-complex="22pt" style:font-style-complex="normal" style:font-weight-complex="bold"/>
    </style:style>
    <style:style style:name="T103" style:family="text">
      <style:text-properties fo:color="#7f007f" style:text-line-through-style="none" fo:font-family="Helvetica" fo:font-size="22pt" fo:letter-spacing="normal" fo:font-style="normal" style:text-underline-style="none" fo:font-weight="normal" style:font-family-asian="Cambria" style:font-size-asian="22pt" style:font-style-asian="normal" style:font-weight-asian="normal" style:font-family-complex="Cambria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Lecture 5: Access Control, </text:span></text:p>
            <text:p><text:span text:style-name="T1">Class Scope, Packages, Java API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view</text:p>
              </text:list-item>
              <text:list-item>
                <text:p><text:span text:style-name="T2">Access control</text:span></text:p>
              </text:list-item>
              <text:list-item>
                <text:p><text:span text:style-name="T2">Class scope</text:span></text:p>
              </text:list-item>
              <text:list-item>
                <text:p><text:span text:style-name="T2">Packages</text:span></text:p>
              </text:list-item>
              <text:list-item>
                <text:p><text:span text:style-name="T2">Java AP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8cm" svg:height="21cm" svg:x="0.001cm" svg:y="-0.002cm">
          <draw:text-box>
            <text:p text:style-name="P2"><text:span text:style-name="T3">public</text:span><text:span text:style-name="T4"> </text:span><text:span text:style-name="T3">class</text:span><text:span text:style-name="T4"> </text:span><text:span text:style-name="T5">Counter</text:span><text:span text:style-name="T4"> </text:span><text:span text:style-name="T5">{</text:span></text:p>
            <text:p text:style-name="P2"><text:span text:style-name="T6"><text:tab/></text:span><text:span text:style-name="T3">int</text:span><text:span text:style-name="T4"> </text:span><text:span text:style-name="T7">myCount</text:span><text:span text:style-name="T4"> </text:span><text:span text:style-name="T5">=</text:span><text:span text:style-name="T4"> </text:span><text:span text:style-name="T5">0;</text:span></text:p>
            <text:p text:style-name="P2"><text:span text:style-name="T3"><text:tab/></text:span><text:span text:style-name="T3">static</text:span><text:span text:style-name="T4"> </text:span><text:span text:style-name="T3">int</text:span><text:span text:style-name="T4"> </text:span><text:span text:style-name="T8">ourCount</text:span><text:span text:style-name="T4"> </text:span><text:span text:style-name="T5">=</text:span><text:span text:style-name="T4"> </text:span><text:span text:style-name="T5">0;</text:span></text:p>
            <text:p text:style-name="P2"><text:span text:style-name="T3"><text:tab/></text:span><text:span text:style-name="T3">void</text:span><text:span text:style-name="T4"> </text:span><text:span text:style-name="T5">increment()</text:span><text:span text:style-name="T4"> </text:span><text:span text:style-name="T5">{</text:span></text:p>
            <text:p text:style-name="P2"><text:span text:style-name="T7"><text:tab/></text:span><text:span text:style-name="T7"><text:tab/></text:span><text:span text:style-name="T7">myCount</text:span><text:span text:style-name="T5">++;</text:span></text:p>
            <text:p text:style-name="P2"><text:span text:style-name="T8"><text:tab/></text:span><text:span text:style-name="T8"><text:tab/></text:span><text:span text:style-name="T8">ourCount</text:span><text:span text:style-name="T5">++;</text:span></text:p>
            <text:p text:style-name="P2"><text:span text:style-name="T5"><text:tab/></text:span><text:span text:style-name="T5">}</text:span></text:p>
            <text:p text:style-name="P2"><text:span text:style-name="T3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</text:span><text:span text:style-name="T5">main(String[]</text:span><text:span text:style-name="T4"> </text:span><text:span text:style-name="T5">args)</text:span><text:span text:style-name="T4"> </text:span><text:span text:style-name="T5">{</text:span></text:p>
            <text:p text:style-name="P2"><text:span text:style-name="T5"><text:tab/></text:span><text:span text:style-name="T5"><text:tab/></text:span><text:span text:style-name="T5">Counter</text:span><text:span text:style-name="T4"> </text:span><text:span text:style-name="T5">counter1</text:span><text:span text:style-name="T4"> </text:span><text:span text:style-name="T5">=</text:span><text:span text:style-name="T4"> </text:span><text:span text:style-name="T3">new</text:span><text:span text:style-name="T4"> </text:span><text:span text:style-name="T5">Counter();</text:span></text:p>
            <text:p text:style-name="P2"><text:span text:style-name="T5"><text:tab/></text:span><text:span text:style-name="T5"><text:tab/></text:span><text:span text:style-name="T5">Counter</text:span><text:span text:style-name="T4"> </text:span><text:span text:style-name="T5">counter2</text:span><text:span text:style-name="T4"> </text:span><text:span text:style-name="T5">=</text:span><text:span text:style-name="T4"> </text:span><text:span text:style-name="T3">new</text:span><text:span text:style-name="T4"> </text:span><text:span text:style-name="T5">Counter();</text:span></text:p>
            <text:p text:style-name="P2"><text:span text:style-name="T5"><text:tab/></text:span><text:span text:style-name="T5"><text:tab/></text:span><text:span text:style-name="T5">counter1.increment();</text:span></text:p>
            <text:p text:style-name="P2"><text:span text:style-name="T5"><text:tab/></text:span><text:span text:style-name="T5"><text:tab/></text:span><text:span text:style-name="T5">counter1.increment();</text:span></text:p>
            <text:p text:style-name="P2"><text:span text:style-name="T5"><text:tab/></text:span><text:span text:style-name="T5"><text:tab/></text:span><text:span text:style-name="T5">counter2.increment();</text:span></text:p>
            <text:p text:style-name="P2"><text:span text:style-name="T5"><text:tab/></text:span><text:span text:style-name="T5"><text:tab/></text:span><text:span text:style-name="T5">System.</text:span><text:span text:style-name="T8">out</text:span><text:span text:style-name="T5">.println(</text:span><text:span text:style-name="T9">"Counter 1: "</text:span><text:span text:style-name="T4"> </text:span><text:span text:style-name="T5">+</text:span><text:span text:style-name="T4"> </text:span><text:span text:style-name="T5">counter1.</text:span><text:span text:style-name="T7">myCount</text:span><text:span text:style-name="T4"> </text:span><text:span text:style-name="T5">+</text:span><text:span text:style-name="T4"> </text:span><text:span text:style-name="T9">" "</text:span><text:span text:style-name="T4"> </text:span><text:span text:style-name="T5">+</text:span><text:span text:style-name="T4"> </text:span><text:span text:style-name="T5">counter1.</text:span><text:span text:style-name="T10">ourCount</text:span><text:span text:style-name="T5">);</text:span></text:p>
            <text:p text:style-name="P2"><text:span text:style-name="T5"><text:tab/></text:span><text:span text:style-name="T5"><text:tab/></text:span><text:span text:style-name="T5">System.</text:span><text:span text:style-name="T8">out</text:span><text:span text:style-name="T5">.println(</text:span><text:span text:style-name="T9">"Counter 2: "</text:span><text:span text:style-name="T4"> </text:span><text:span text:style-name="T5">+</text:span><text:span text:style-name="T4"> </text:span><text:span text:style-name="T5">counter2.</text:span><text:span text:style-name="T7">myCount</text:span><text:span text:style-name="T4"> </text:span><text:span text:style-name="T5">+</text:span><text:span text:style-name="T4"> </text:span><text:span text:style-name="T9">" "</text:span><text:span text:style-name="T4"> </text:span><text:span text:style-name="T5">+</text:span><text:span text:style-name="T4"> </text:span><text:span text:style-name="T5">counter2.</text:span><text:span text:style-name="T10">ourCount</text:span><text:span text:style-name="T5">);</text:span></text:p>
            <text:p text:style-name="P2"><text:span text:style-name="T5"><text:tab/></text:span><text:span text:style-name="T5">}</text:span></text:p>
            <text:p text:style-name="P2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6" draw:layer="layout" svg:width="19.05cm" svg:height="2.26cm" svg:x="1.27cm" svg:y="1.08cm">
          <text:p text:style-name="P5"><text:span text:style-name="T11"><text:s text:c="36"/></text:span><text:span text:style-name="T11">Field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9.05cm" svg:height="4.373cm" svg:x="1.27cm" svg:y="3.24cm">
          <text:p text:style-name="P5"><text:span text:style-name="T11"><text:s text:c="33"/></text:span><text:span text:style-name="T11">Metho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21cm" svg:x="-0.002cm" svg:y="0.001cm">
          <draw:text-box>
            <text:p text:style-name="P2"><text:span text:style-name="T3">public</text:span><text:span text:style-name="T4"> </text:span><text:span text:style-name="T3">class</text:span><text:span text:style-name="T4"> </text:span><text:span text:style-name="T5">Counter</text:span><text:span text:style-name="T4"> </text:span><text:span text:style-name="T5">{</text:span></text:p>
            <text:p text:style-name="P2"><text:span text:style-name="T6"><text:tab/></text:span><text:span text:style-name="T3">int</text:span><text:span text:style-name="T4"> </text:span><text:span text:style-name="T7">myCount</text:span><text:span text:style-name="T4"> </text:span><text:span text:style-name="T5">=</text:span><text:span text:style-name="T4"> </text:span><text:span text:style-name="T5">0;</text:span></text:p>
            <text:p text:style-name="P2"><text:span text:style-name="T3"><text:tab/></text:span><text:span text:style-name="T3">static</text:span><text:span text:style-name="T4"> </text:span><text:span text:style-name="T3">int</text:span><text:span text:style-name="T4"> </text:span><text:span text:style-name="T8">ourCount</text:span><text:span text:style-name="T4"> </text:span><text:span text:style-name="T5">=</text:span><text:span text:style-name="T4"> </text:span><text:span text:style-name="T5">0;</text:span></text:p>
            <text:p text:style-name="P2"><text:span text:style-name="T3"><text:tab/></text:span><text:span text:style-name="T3">void</text:span><text:span text:style-name="T4"> </text:span><text:span text:style-name="T5">increment()</text:span><text:span text:style-name="T4"> </text:span><text:span text:style-name="T5">{</text:span></text:p>
            <text:p text:style-name="P2"><text:span text:style-name="T7"><text:tab/></text:span><text:span text:style-name="T7"><text:tab/></text:span><text:span text:style-name="T7">myCount</text:span><text:span text:style-name="T5">++;</text:span></text:p>
            <text:p text:style-name="P2"><text:span text:style-name="T8"><text:tab/></text:span><text:span text:style-name="T8"><text:tab/></text:span><text:span text:style-name="T8">ourCount</text:span><text:span text:style-name="T5">++;</text:span></text:p>
            <text:p text:style-name="P2"><text:span text:style-name="T5"><text:tab/></text:span><text:span text:style-name="T5">}</text:span></text:p>
            <text:p text:style-name="P2"><text:span text:style-name="T3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</text:span><text:span text:style-name="T5">main(String[]</text:span><text:span text:style-name="T4"> </text:span><text:span text:style-name="T5">args)</text:span><text:span text:style-name="T4"> </text:span><text:span text:style-name="T5">{</text:span></text:p>
            <text:p text:style-name="P2"><text:span text:style-name="T5"><text:tab/></text:span><text:span text:style-name="T5"><text:tab/></text:span><text:span text:style-name="T5">Counter</text:span><text:span text:style-name="T4"> </text:span><text:span text:style-name="T5">counter1</text:span><text:span text:style-name="T4"> </text:span><text:span text:style-name="T5">=</text:span><text:span text:style-name="T4"> </text:span><text:span text:style-name="T3">new</text:span><text:span text:style-name="T4"> </text:span><text:span text:style-name="T5">Counter();</text:span></text:p>
            <text:p text:style-name="P2"><text:span text:style-name="T5"><text:tab/></text:span><text:span text:style-name="T5"><text:tab/></text:span><text:span text:style-name="T5">Counter</text:span><text:span text:style-name="T4"> </text:span><text:span text:style-name="T5">counter2</text:span><text:span text:style-name="T4"> </text:span><text:span text:style-name="T5">=</text:span><text:span text:style-name="T4"> </text:span><text:span text:style-name="T3">new</text:span><text:span text:style-name="T4"> </text:span><text:span text:style-name="T5">Counter();</text:span></text:p>
            <text:p text:style-name="P2"><text:span text:style-name="T5"><text:tab/></text:span><text:span text:style-name="T5"><text:tab/></text:span><text:span text:style-name="T5">counter1.increment();</text:span></text:p>
            <text:p text:style-name="P2"><text:span text:style-name="T5"><text:tab/></text:span><text:span text:style-name="T5"><text:tab/></text:span><text:span text:style-name="T5">counter1.increment();</text:span></text:p>
            <text:p text:style-name="P2"><text:span text:style-name="T5"><text:tab/></text:span><text:span text:style-name="T5"><text:tab/></text:span><text:span text:style-name="T5">counter2.increment();</text:span></text:p>
            <text:p text:style-name="P2"><text:span text:style-name="T5"><text:tab/></text:span><text:span text:style-name="T5"><text:tab/></text:span><text:span text:style-name="T5">System.</text:span><text:span text:style-name="T8">out</text:span><text:span text:style-name="T5">.println(</text:span><text:span text:style-name="T9">"Counter 1: "</text:span><text:span text:style-name="T4"> </text:span><text:span text:style-name="T5">+</text:span><text:span text:style-name="T4"> </text:span><text:span text:style-name="T5">counter1.</text:span><text:span text:style-name="T7">myCount</text:span><text:span text:style-name="T4"> </text:span><text:span text:style-name="T5">+</text:span><text:span text:style-name="T4"> </text:span><text:span text:style-name="T9">" "</text:span><text:span text:style-name="T4"> </text:span><text:span text:style-name="T5">+</text:span><text:span text:style-name="T4"> </text:span><text:span text:style-name="T5">counter1.</text:span><text:span text:style-name="T12">ourCount</text:span><text:span text:style-name="T5">);</text:span></text:p>
            <text:p text:style-name="P2"><text:span text:style-name="T5"><text:tab/></text:span><text:span text:style-name="T5"><text:tab/></text:span><text:span text:style-name="T5">System.</text:span><text:span text:style-name="T8">out</text:span><text:span text:style-name="T5">.println(</text:span><text:span text:style-name="T9">"Counter 2: "</text:span><text:span text:style-name="T4"> </text:span><text:span text:style-name="T5">+</text:span><text:span text:style-name="T4"> </text:span><text:span text:style-name="T5">counter2.</text:span><text:span text:style-name="T7">myCount</text:span><text:span text:style-name="T4"> </text:span><text:span text:style-name="T5">+</text:span><text:span text:style-name="T4"> </text:span><text:span text:style-name="T9">" "</text:span><text:span text:style-name="T4"> </text:span><text:span text:style-name="T5">+</text:span><text:span text:style-name="T4"> </text:span><text:span text:style-name="T5">counter2.</text:span><text:span text:style-name="T12">ourCount</text:span><text:span text:style-name="T5">);</text:span></text:p>
            <text:p text:style-name="P2"><text:span text:style-name="T5"><text:tab/></text:span><text:span text:style-name="T5">}</text:span></text:p>
            <text:p text:style-name="P2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7" draw:layer="layout" svg:width="20.085cm" svg:height="5.987cm" svg:x="3.958cm" svg:y="15.24cm">
          <draw:text-box>
            <text:p text:style-name="P2"><text:span text:style-name="T13">Counter</text:span><text:span text:style-name="T14"> </text:span><text:span text:style-name="T13">counter1</text:span><text:span text:style-name="T14"> </text:span><text:span text:style-name="T13">=</text:span><text:span text:style-name="T14"> </text:span><text:span text:style-name="T15">new</text:span><text:span text:style-name="T14"> </text:span><text:span text:style-name="T13">Counter();</text:span></text:p>
          </draw:text-box>
        </draw:frame>
        <draw:custom-shape draw:style-name="gr5" draw:text-style-name="P5" draw:layer="layout" svg:width="6.35cm" svg:height="6.985cm" svg:x="1.905cm" svg:y="6.3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7.678cm" svg:height="1.517cm" svg:x="1.27cm" svg:y="4.445cm">
          <draw:text-box>
            <text:p><text:span text:style-name="T11">Class Counter</text:span></text:p>
          </draw:text-box>
        </draw:frame>
        <draw:frame draw:style-name="gr7" draw:text-style-name="P9" draw:layer="layout" svg:width="6.041cm" svg:height="1.276cm" svg:x="2.214cm" svg:y="6.985cm">
          <draw:text-box>
            <text:p><text:span text:style-name="T16">ourCount = 0</text:span></text:p>
          </draw:text-box>
        </draw:frame>
        <draw:custom-shape draw:style-name="gr8" draw:text-style-name="P5" draw:layer="layout" svg:width="6.985cm" svg:height="6.35cm" svg:x="10.731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743cm" svg:height="1.276cm" svg:x="11.366cm" svg:y="8.255cm">
          <draw:text-box>
            <text:p><text:span text:style-name="T16">myCount = 0</text:span></text:p>
          </draw:text-box>
        </draw:frame>
        <draw:frame draw:style-name="gr6" draw:text-style-name="P8" draw:layer="layout" svg:width="8.499cm" svg:height="1.517cm" svg:x="9.852cm" svg:y="4.833cm">
          <draw:text-box>
            <text:p><text:span text:style-name="T11">Object counte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8" draw:text-style-name="P5" draw:layer="layout" svg:width="6.985cm" svg:height="6.35cm" svg:x="10.7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6.35cm" svg:height="6.985cm" svg:x="1.905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041cm" svg:height="1.276cm" svg:x="2.214cm" svg:y="6.985cm">
          <draw:text-box>
            <text:p><text:span text:style-name="T16">ourCount = 0</text:span></text:p>
          </draw:text-box>
        </draw:frame>
        <draw:frame draw:style-name="gr9" draw:text-style-name="P9" draw:layer="layout" svg:width="5.743cm" svg:height="1.276cm" svg:x="11.365cm" svg:y="8.255cm">
          <draw:text-box>
            <text:p><text:span text:style-name="T16">myCount = 0</text:span></text:p>
          </draw:text-box>
        </draw:frame>
        <draw:custom-shape draw:style-name="gr8" draw:text-style-name="P5" draw:layer="layout" svg:width="6.985cm" svg:height="6.35cm" svg:x="20.231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743cm" svg:height="1.276cm" svg:x="20.866cm" svg:y="8.255cm">
          <draw:text-box>
            <text:p><text:span text:style-name="T16">myCount = 0</text:span></text:p>
          </draw:text-box>
        </draw:frame>
        <draw:frame draw:style-name="gr4" draw:text-style-name="P7" draw:layer="layout" svg:width="20.085cm" svg:height="5.987cm" svg:x="3.958cm" svg:y="15.011cm">
          <draw:text-box>
            <text:p text:style-name="P2"><text:span text:style-name="T13">Counter</text:span><text:span text:style-name="T14"> </text:span><text:span text:style-name="T13">counter1</text:span><text:span text:style-name="T14"> </text:span><text:span text:style-name="T13">=</text:span><text:span text:style-name="T14"> </text:span><text:span text:style-name="T15">new</text:span><text:span text:style-name="T14"> </text:span><text:span text:style-name="T13">Counter();</text:span></text:p>
            <text:p text:style-name="P2"><text:span text:style-name="T13">Counter</text:span><text:span text:style-name="T14"> </text:span><text:span text:style-name="T13">counter2</text:span><text:span text:style-name="T14"> </text:span><text:span text:style-name="T13">=</text:span><text:span text:style-name="T14"> </text:span><text:span text:style-name="T15">new</text:span><text:span text:style-name="T14"> </text:span><text:span text:style-name="T13">Counter();</text:span></text:p>
          </draw:text-box>
        </draw:frame>
        <draw:frame draw:style-name="gr6" draw:text-style-name="P8" draw:layer="layout" svg:width="8.499cm" svg:height="1.517cm" svg:x="9.851cm" svg:y="4.833cm">
          <draw:text-box>
            <text:p><text:span text:style-name="T11">Object counter1</text:span></text:p>
          </draw:text-box>
        </draw:frame>
        <draw:frame draw:style-name="gr6" draw:text-style-name="P8" draw:layer="layout" svg:width="7.678cm" svg:height="1.517cm" svg:x="1.27cm" svg:y="4.445cm">
          <draw:text-box>
            <text:p><text:span text:style-name="T11">Class Counter</text:span></text:p>
          </draw:text-box>
        </draw:frame>
        <draw:frame draw:style-name="gr6" draw:text-style-name="P8" draw:layer="layout" svg:width="8.499cm" svg:height="1.517cm" svg:x="19.352cm" svg:y="4.833cm">
          <draw:text-box>
            <text:p><text:span text:style-name="T11">Object counte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8" draw:text-style-name="P5" draw:layer="layout" svg:width="6.985cm" svg:height="6.35cm" svg:x="10.7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6.35cm" svg:height="6.985cm" svg:x="1.905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041cm" svg:height="1.276cm" svg:x="2.214cm" svg:y="6.985cm">
          <draw:text-box>
            <text:p><text:span text:style-name="T16">ourCount = 0</text:span></text:p>
          </draw:text-box>
        </draw:frame>
        <draw:frame draw:style-name="gr9" draw:text-style-name="P9" draw:layer="layout" svg:width="5.743cm" svg:height="1.276cm" svg:x="11.365cm" svg:y="8.255cm">
          <draw:text-box>
            <text:p><text:span text:style-name="T16">myCount = 0</text:span></text:p>
          </draw:text-box>
        </draw:frame>
        <draw:custom-shape draw:style-name="gr8" draw:text-style-name="P5" draw:layer="layout" svg:width="6.985cm" svg:height="6.35cm" svg:x="20.231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743cm" svg:height="1.276cm" svg:x="20.866cm" svg:y="8.255cm">
          <draw:text-box>
            <text:p><text:span text:style-name="T16">myCount = 0</text:span></text:p>
          </draw:text-box>
        </draw:frame>
        <draw:frame draw:style-name="gr4" draw:text-style-name="P7" draw:layer="layout" svg:width="20.085cm" svg:height="5.987cm" svg:x="3.958cm" svg:y="15.011cm">
          <draw:text-box>
            <text:p text:style-name="P2"><text:span text:style-name="T13">Counter</text:span><text:span text:style-name="T14"> </text:span><text:span text:style-name="T13">counter1</text:span><text:span text:style-name="T14"> </text:span><text:span text:style-name="T13">=</text:span><text:span text:style-name="T14"> </text:span><text:span text:style-name="T15">new</text:span><text:span text:style-name="T14"> </text:span><text:span text:style-name="T13">Counter();</text:span></text:p>
            <text:p text:style-name="P2"><text:span text:style-name="T13">Counter</text:span><text:span text:style-name="T14"> </text:span><text:span text:style-name="T13">counter2</text:span><text:span text:style-name="T14"> </text:span><text:span text:style-name="T13">=</text:span><text:span text:style-name="T14"> </text:span><text:span text:style-name="T15">new</text:span><text:span text:style-name="T14"> </text:span><text:span text:style-name="T13">Counter();</text:span></text:p>
            <text:p><text:span text:style-name="T17">counter1.</text:span><text:span text:style-name="T13">increment();</text:span></text:p>
          </draw:text-box>
        </draw:frame>
        <draw:frame draw:style-name="gr6" draw:text-style-name="P8" draw:layer="layout" svg:width="8.499cm" svg:height="1.517cm" svg:x="9.851cm" svg:y="4.833cm">
          <draw:text-box>
            <text:p><text:span text:style-name="T11">Object counter1</text:span></text:p>
          </draw:text-box>
        </draw:frame>
        <draw:frame draw:style-name="gr6" draw:text-style-name="P8" draw:layer="layout" svg:width="7.678cm" svg:height="1.517cm" svg:x="1.27cm" svg:y="4.445cm">
          <draw:text-box>
            <text:p><text:span text:style-name="T11">Class Counter</text:span></text:p>
          </draw:text-box>
        </draw:frame>
        <draw:frame draw:style-name="gr6" draw:text-style-name="P8" draw:layer="layout" svg:width="8.499cm" svg:height="1.517cm" svg:x="19.352cm" svg:y="4.833cm">
          <draw:text-box>
            <text:p><text:span text:style-name="T11">Object counter2</text:span></text:p>
          </draw:text-box>
        </draw:frame>
        <draw:line draw:style-name="gr10" draw:text-style-name="P5" draw:layer="layout" svg:x1="17.145cm" svg:y1="8.255cm" svg:x2="15.875cm" svg:y2="9.525cm">
          <text:p/>
        </draw:line>
        <draw:line draw:style-name="gr10" draw:text-style-name="P5" draw:layer="layout" svg:x1="8.255cm" svg:y1="6.985cm" svg:x2="6.985cm" svg:y2="8.255cm">
          <text:p/>
        </draw:line>
        <draw:frame draw:style-name="gr6" draw:text-style-name="P10" draw:layer="layout" svg:width="1.014cm" svg:height="1.276cm" svg:x="7.085cm" svg:y="8.255cm">
          <draw:text-box>
            <text:p><text:span text:style-name="T18">1</text:span></text:p>
          </draw:text-box>
        </draw:frame>
        <draw:frame draw:style-name="gr6" draw:text-style-name="P10" draw:layer="layout" svg:width="1.014cm" svg:height="1.276cm" svg:x="16.086cm" svg:y="9.155cm">
          <draw:text-box>
            <text:p><text:span text:style-name="T18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8" draw:text-style-name="P5" draw:layer="layout" svg:width="6.985cm" svg:height="6.35cm" svg:x="10.7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6.35cm" svg:height="6.985cm" svg:x="1.905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041cm" svg:height="1.276cm" svg:x="2.214cm" svg:y="6.985cm">
          <draw:text-box>
            <text:p><text:span text:style-name="T16">ourCount = 0</text:span></text:p>
          </draw:text-box>
        </draw:frame>
        <draw:frame draw:style-name="gr9" draw:text-style-name="P9" draw:layer="layout" svg:width="5.743cm" svg:height="1.276cm" svg:x="11.365cm" svg:y="8.255cm">
          <draw:text-box>
            <text:p><text:span text:style-name="T16">myCount = 0</text:span></text:p>
          </draw:text-box>
        </draw:frame>
        <draw:custom-shape draw:style-name="gr8" draw:text-style-name="P5" draw:layer="layout" svg:width="6.985cm" svg:height="6.35cm" svg:x="20.231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743cm" svg:height="1.276cm" svg:x="20.866cm" svg:y="8.255cm">
          <draw:text-box>
            <text:p><text:span text:style-name="T16">myCount = 0</text:span></text:p>
          </draw:text-box>
        </draw:frame>
        <draw:frame draw:style-name="gr4" draw:text-style-name="P7" draw:layer="layout" svg:width="20.085cm" svg:height="5.987cm" svg:x="3.958cm" svg:y="15.011cm">
          <draw:text-box>
            <text:p text:style-name="P2"><text:span text:style-name="T13">Counter</text:span><text:span text:style-name="T14"> </text:span><text:span text:style-name="T13">counter1</text:span><text:span text:style-name="T14"> </text:span><text:span text:style-name="T13">=</text:span><text:span text:style-name="T14"> </text:span><text:span text:style-name="T15">new</text:span><text:span text:style-name="T14"> </text:span><text:span text:style-name="T13">Counter();</text:span></text:p>
            <text:p text:style-name="P2"><text:span text:style-name="T13">Counter</text:span><text:span text:style-name="T14"> </text:span><text:span text:style-name="T13">counter2</text:span><text:span text:style-name="T14"> </text:span><text:span text:style-name="T13">=</text:span><text:span text:style-name="T14"> </text:span><text:span text:style-name="T15">new</text:span><text:span text:style-name="T14"> </text:span><text:span text:style-name="T13">Counter();</text:span></text:p>
            <text:p><text:span text:style-name="T17">counter1.</text:span><text:span text:style-name="T13">increment();</text:span></text:p>
            <text:p><text:span text:style-name="T13">counter1.increment();</text:span></text:p>
          </draw:text-box>
        </draw:frame>
        <draw:frame draw:style-name="gr6" draw:text-style-name="P8" draw:layer="layout" svg:width="8.499cm" svg:height="1.517cm" svg:x="9.851cm" svg:y="4.833cm">
          <draw:text-box>
            <text:p><text:span text:style-name="T11">Object counter1</text:span></text:p>
          </draw:text-box>
        </draw:frame>
        <draw:frame draw:style-name="gr6" draw:text-style-name="P8" draw:layer="layout" svg:width="7.678cm" svg:height="1.517cm" svg:x="1.27cm" svg:y="4.445cm">
          <draw:text-box>
            <text:p><text:span text:style-name="T11">Class Counter</text:span></text:p>
          </draw:text-box>
        </draw:frame>
        <draw:frame draw:style-name="gr6" draw:text-style-name="P8" draw:layer="layout" svg:width="8.499cm" svg:height="1.517cm" svg:x="19.352cm" svg:y="4.833cm">
          <draw:text-box>
            <text:p><text:span text:style-name="T11">Object counter2</text:span></text:p>
          </draw:text-box>
        </draw:frame>
        <draw:line draw:style-name="gr10" draw:text-style-name="P5" draw:layer="layout" svg:x1="17.145cm" svg:y1="8.255cm" svg:x2="15.875cm" svg:y2="9.525cm">
          <text:p/>
        </draw:line>
        <draw:line draw:style-name="gr10" draw:text-style-name="P5" draw:layer="layout" svg:x1="8.255cm" svg:y1="6.985cm" svg:x2="6.985cm" svg:y2="8.255cm">
          <text:p/>
        </draw:line>
        <draw:frame draw:style-name="gr6" draw:text-style-name="P9" draw:layer="layout" svg:width="1.014cm" svg:height="1.276cm" svg:x="7.085cm" svg:y="8.255cm">
          <draw:text-box>
            <text:p><text:span text:style-name="T16">1</text:span></text:p>
          </draw:text-box>
        </draw:frame>
        <draw:frame draw:style-name="gr6" draw:text-style-name="P9" draw:layer="layout" svg:width="1.014cm" svg:height="1.276cm" svg:x="16.086cm" svg:y="9.155cm">
          <draw:text-box>
            <text:p><text:span text:style-name="T16">1</text:span></text:p>
          </draw:text-box>
        </draw:frame>
        <draw:frame draw:style-name="gr6" draw:text-style-name="P11" draw:layer="layout" svg:width="1.014cm" svg:height="1.276cm" svg:x="7.085cm" svg:y="9.155cm">
          <draw:text-box>
            <text:p><text:span text:style-name="T19">2</text:span></text:p>
          </draw:text-box>
        </draw:frame>
        <draw:line draw:style-name="gr10" draw:text-style-name="P5" draw:layer="layout" svg:x1="6.985cm" svg:y1="9.525cm" svg:x2="8.255cm" svg:y2="8.255cm">
          <text:p/>
        </draw:line>
        <draw:frame draw:style-name="gr6" draw:text-style-name="P11" draw:layer="layout" svg:width="1.014cm" svg:height="1.276cm" svg:x="16.086cm" svg:y="10.055cm">
          <draw:text-box>
            <text:p><text:span text:style-name="T19">2</text:span></text:p>
          </draw:text-box>
        </draw:frame>
        <draw:line draw:style-name="gr10" draw:text-style-name="P5" draw:layer="layout" svg:x1="15.875cm" svg:y1="10.16cm" svg:x2="17.145cm" svg:y2="9.52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8" draw:text-style-name="P5" draw:layer="layout" svg:width="6.985cm" svg:height="6.35cm" svg:x="10.7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6.35cm" svg:height="6.985cm" svg:x="1.905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041cm" svg:height="1.276cm" svg:x="2.214cm" svg:y="6.985cm">
          <draw:text-box>
            <text:p><text:span text:style-name="T16">ourCount = 0</text:span></text:p>
          </draw:text-box>
        </draw:frame>
        <draw:frame draw:style-name="gr9" draw:text-style-name="P9" draw:layer="layout" svg:width="5.743cm" svg:height="1.276cm" svg:x="11.365cm" svg:y="8.255cm">
          <draw:text-box>
            <text:p><text:span text:style-name="T16">myCount = 0</text:span></text:p>
          </draw:text-box>
        </draw:frame>
        <draw:custom-shape draw:style-name="gr8" draw:text-style-name="P5" draw:layer="layout" svg:width="6.985cm" svg:height="6.35cm" svg:x="20.231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743cm" svg:height="1.276cm" svg:x="20.866cm" svg:y="8.255cm">
          <draw:text-box>
            <text:p><text:span text:style-name="T16">myCount = 0</text:span></text:p>
          </draw:text-box>
        </draw:frame>
        <draw:frame draw:style-name="gr4" draw:text-style-name="P7" draw:layer="layout" svg:width="20.085cm" svg:height="5.987cm" svg:x="3.958cm" svg:y="15.011cm">
          <draw:text-box>
            <text:p text:style-name="P2"><text:span text:style-name="T13">Counter</text:span><text:span text:style-name="T14"> </text:span><text:span text:style-name="T13">counter1</text:span><text:span text:style-name="T14"> </text:span><text:span text:style-name="T13">=</text:span><text:span text:style-name="T14"> </text:span><text:span text:style-name="T15">new</text:span><text:span text:style-name="T14"> </text:span><text:span text:style-name="T13">Counter();</text:span></text:p>
            <text:p text:style-name="P2"><text:span text:style-name="T13">Counter</text:span><text:span text:style-name="T14"> </text:span><text:span text:style-name="T13">counter2</text:span><text:span text:style-name="T14"> </text:span><text:span text:style-name="T13">=</text:span><text:span text:style-name="T14"> </text:span><text:span text:style-name="T15">new</text:span><text:span text:style-name="T14"> </text:span><text:span text:style-name="T13">Counter();</text:span></text:p>
            <text:p><text:span text:style-name="T17">counter1.</text:span><text:span text:style-name="T13">increment();</text:span></text:p>
            <text:p><text:span text:style-name="T13">counter1.increment();</text:span></text:p>
            <text:p text:style-name="P2"><text:span text:style-name="T13">counter2.increment();</text:span></text:p>
          </draw:text-box>
        </draw:frame>
        <draw:frame draw:style-name="gr6" draw:text-style-name="P8" draw:layer="layout" svg:width="8.499cm" svg:height="1.517cm" svg:x="9.851cm" svg:y="4.833cm">
          <draw:text-box>
            <text:p><text:span text:style-name="T11">Object counter1</text:span></text:p>
          </draw:text-box>
        </draw:frame>
        <draw:frame draw:style-name="gr6" draw:text-style-name="P8" draw:layer="layout" svg:width="7.678cm" svg:height="1.517cm" svg:x="1.27cm" svg:y="4.445cm">
          <draw:text-box>
            <text:p><text:span text:style-name="T11">Class Counter</text:span></text:p>
          </draw:text-box>
        </draw:frame>
        <draw:frame draw:style-name="gr6" draw:text-style-name="P8" draw:layer="layout" svg:width="8.499cm" svg:height="1.517cm" svg:x="19.352cm" svg:y="4.833cm">
          <draw:text-box>
            <text:p><text:span text:style-name="T11">Object counter2</text:span></text:p>
          </draw:text-box>
        </draw:frame>
        <draw:line draw:style-name="gr10" draw:text-style-name="P5" draw:layer="layout" svg:x1="17.145cm" svg:y1="8.255cm" svg:x2="15.875cm" svg:y2="9.525cm">
          <text:p/>
        </draw:line>
        <draw:line draw:style-name="gr10" draw:text-style-name="P5" draw:layer="layout" svg:x1="8.255cm" svg:y1="6.985cm" svg:x2="6.985cm" svg:y2="8.255cm">
          <text:p/>
        </draw:line>
        <draw:frame draw:style-name="gr6" draw:text-style-name="P9" draw:layer="layout" svg:width="1.014cm" svg:height="1.276cm" svg:x="7.085cm" svg:y="8.255cm">
          <draw:text-box>
            <text:p><text:span text:style-name="T16">1</text:span></text:p>
          </draw:text-box>
        </draw:frame>
        <draw:frame draw:style-name="gr6" draw:text-style-name="P9" draw:layer="layout" svg:width="1.014cm" svg:height="1.276cm" svg:x="16.086cm" svg:y="9.155cm">
          <draw:text-box>
            <text:p><text:span text:style-name="T16">1</text:span></text:p>
          </draw:text-box>
        </draw:frame>
        <draw:frame draw:style-name="gr6" draw:text-style-name="P9" draw:layer="layout" svg:width="1.014cm" svg:height="1.276cm" svg:x="7.085cm" svg:y="9.155cm">
          <draw:text-box>
            <text:p><text:span text:style-name="T16">2</text:span></text:p>
          </draw:text-box>
        </draw:frame>
        <draw:line draw:style-name="gr10" draw:text-style-name="P5" draw:layer="layout" svg:x1="6.985cm" svg:y1="9.525cm" svg:x2="8.255cm" svg:y2="8.255cm">
          <text:p/>
        </draw:line>
        <draw:frame draw:style-name="gr6" draw:text-style-name="P9" draw:layer="layout" svg:width="1.014cm" svg:height="1.276cm" svg:x="16.086cm" svg:y="10.055cm">
          <draw:text-box>
            <text:p><text:span text:style-name="T16">2</text:span></text:p>
          </draw:text-box>
        </draw:frame>
        <draw:line draw:style-name="gr10" draw:text-style-name="P5" draw:layer="layout" svg:x1="15.875cm" svg:y1="10.16cm" svg:x2="17.145cm" svg:y2="9.525cm">
          <text:p/>
        </draw:line>
        <draw:line draw:style-name="gr10" draw:text-style-name="P5" draw:layer="layout" svg:x1="26.67cm" svg:y1="8.255cm" svg:x2="25.4cm" svg:y2="9.525cm">
          <text:p/>
        </draw:line>
        <draw:frame draw:style-name="gr6" draw:text-style-name="P11" draw:layer="layout" svg:width="1.014cm" svg:height="1.276cm" svg:x="25.586cm" svg:y="9.155cm">
          <draw:text-box>
            <text:p><text:span text:style-name="T19">1</text:span></text:p>
          </draw:text-box>
        </draw:frame>
        <draw:line draw:style-name="gr10" draw:text-style-name="P5" draw:layer="layout" svg:x1="8.255cm" svg:y1="9.525cm" svg:x2="6.985cm" svg:y2="10.16cm">
          <text:p/>
        </draw:line>
        <draw:frame draw:style-name="gr6" draw:text-style-name="P11" draw:layer="layout" svg:width="1.014cm" svg:height="1.276cm" svg:x="7.085cm" svg:y="10.155cm">
          <draw:text-box>
            <text:p><text:span text:style-name="T19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Review</text:span></text:p>
              </text:list-item>
              <text:list-item>
                <text:p>Access control</text:p>
              </text:list-item>
              <text:list-item>
                <text:p><text:span text:style-name="T2">Class scope</text:span></text:p>
              </text:list-item>
              <text:list-item>
                <text:p><text:span text:style-name="T2">Packages</text:span></text:p>
              </text:list-item>
              <text:list-item>
                <text:p><text:span text:style-name="T2">Java AP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ccess Control</text:p>
          </draw:text-box>
        </draw:frame>
        <draw:frame presentation:style-name="pr7" draw:text-style-name="P14" draw:layer="layout" svg:width="25.905cm" svg:height="16.055cm" svg:x="1.4cm" svg:y="4.622cm" presentation:class="subtitle" presentation:user-transformed="true">
          <draw:text-box>
            <text:p text:style-name="P12"><text:span text:style-name="T15">public</text:span><text:span text:style-name="T14"> </text:span><text:span text:style-name="T15">class</text:span><text:span text:style-name="T14"> </text:span><text:span text:style-name="T13">CreditCard</text:span><text:span text:style-name="T14"> </text:span><text:span text:style-name="T13">{</text:span></text:p>
            <text:p text:style-name="P12"><text:span text:style-name="T14"><text:tab/></text:span><text:span text:style-name="T13">String</text:span><text:span text:style-name="T14"> </text:span><text:span text:style-name="T20">cardNumber</text:span><text:span text:style-name="T13">;</text:span></text:p>
            <text:p text:style-name="P12"><text:span text:style-name="T21"><text:tab/></text:span><text:span text:style-name="T15">double</text:span><text:span text:style-name="T14"> </text:span><text:span text:style-name="T20">expenses</text:span><text:span text:style-name="T13">;</text:span></text:p>
            <text:p text:style-name="P12"><text:span text:style-name="T15"><text:tab/></text:span><text:span text:style-name="T15">void</text:span><text:span text:style-name="T14"> </text:span><text:span text:style-name="T13">charge(</text:span><text:span text:style-name="T15">double</text:span><text:span text:style-name="T14"> </text:span><text:span text:style-name="T13">amount)</text:span><text:span text:style-name="T14"> </text:span><text:span text:style-name="T13">{</text:span></text:p>
            <text:p text:style-name="P12"><text:span text:style-name="T20"><text:tab/></text:span><text:span text:style-name="T20"><text:tab/></text:span><text:span text:style-name="T20">expenses</text:span><text:span text:style-name="T14"> </text:span><text:span text:style-name="T13">=</text:span><text:span text:style-name="T14"> </text:span><text:span text:style-name="T20">expenses</text:span><text:span text:style-name="T14"> </text:span><text:span text:style-name="T13">+</text:span><text:span text:style-name="T14"> </text:span><text:span text:style-name="T13">amount;</text:span></text:p>
            <text:p text:style-name="P12"><text:span text:style-name="T13"><text:tab/></text:span><text:span text:style-name="T13">}</text:span></text:p>
            <text:p text:style-name="P12"><text:span text:style-name="T13"><text:tab/></text:span><text:span text:style-name="T13">String</text:span><text:span text:style-name="T14"> </text:span><text:span text:style-name="T13">getCardNumber(String</text:span><text:span text:style-name="T14"> </text:span><text:span text:style-name="T13">password)</text:span><text:span text:style-name="T14"> </text:span><text:span text:style-name="T13">{</text:span></text:p>
            <text:p text:style-name="P12"><text:span text:style-name="T15"><text:tab/></text:span><text:span text:style-name="T15"><text:tab/></text:span><text:span text:style-name="T15">if</text:span><text:span text:style-name="T14"> </text:span><text:span text:style-name="T13">(password.equals(</text:span><text:span text:style-name="T22">"SECRET!3*!"</text:span><text:span text:style-name="T13">))</text:span><text:span text:style-name="T14"> </text:span><text:span text:style-name="T13">{</text:span></text:p>
            <text:p text:style-name="P12"><text:span text:style-name="T15"><text:tab/></text:span><text:span text:style-name="T15"><text:tab/></text:span><text:span text:style-name="T15"><text:tab/></text:span><text:span text:style-name="T15">return</text:span><text:span text:style-name="T14"> </text:span><text:span text:style-name="T20">cardNumber</text:span><text:span text:style-name="T13">;</text:span></text:p>
            <text:p text:style-name="P12"><text:span text:style-name="T13"><text:tab/></text:span><text:span text:style-name="T13"><text:tab/></text:span><text:span text:style-name="T13">}</text:span></text:p>
            <text:p text:style-name="P12"><text:span text:style-name="T15"><text:tab/></text:span><text:span text:style-name="T15"><text:tab/></text:span><text:span text:style-name="T15"><text:tab/></text:span><text:span text:style-name="T15">return</text:span><text:span text:style-name="T14"> </text:span><text:span text:style-name="T22">"jerkface"</text:span><text:span text:style-name="T13">;</text:span></text:p>
            <text:p text:style-name="P12"><text:span text:style-name="T13"><text:tab/></text:span><text:span text:style-name="T13">}</text:span></text:p>
            <text:p text:style-name="P12"><text:span text:style-name="T13">}</text:span></text:p>
            <text:p text:style-name="P13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r. MeanGuy</text:p>
          </draw:text-box>
        </draw:frame>
        <draw:frame presentation:style-name="pr7" draw:text-style-name="P15" draw:layer="layout" svg:width="25.964cm" svg:height="13.609cm" svg:x="1.135cm" svg:y="5.039cm" presentation:class="subtitle" presentation:user-transformed="true">
          <draw:text-box>
            <text:p text:style-name="P12"><text:span text:style-name="T24">public</text:span><text:span text:style-name="T25"> </text:span><text:span text:style-name="T24">class</text:span><text:span text:style-name="T25"> </text:span><text:span text:style-name="T26">Malicious</text:span><text:span text:style-name="T25"> </text:span><text:span text:style-name="T26">{</text:span></text:p>
            <text:p text:style-name="P12"><text:span text:style-name="T27"><text:tab/></text:span><text:span text:style-name="T24">public</text:span><text:span text:style-name="T25"> </text:span><text:span text:style-name="T24">static</text:span><text:span text:style-name="T25"> </text:span><text:span text:style-name="T24">void</text:span><text:span text:style-name="T25"> </text:span><text:span text:style-name="T26">main(String[]</text:span><text:span text:style-name="T25"> </text:span><text:span text:style-name="T26">args)</text:span><text:span text:style-name="T25"> </text:span><text:span text:style-name="T26">{</text:span></text:p>
            <text:p text:style-name="P12"><text:span text:style-name="T28"><text:tab/></text:span><text:span text:style-name="T28"><text:tab/></text:span><text:span text:style-name="T28">maliciousMethod</text:span><text:span text:style-name="T26">(</text:span><text:span text:style-name="T24">new</text:span><text:span text:style-name="T25"> </text:span><text:span text:style-name="T26">CreditCard());</text:span></text:p>
            <text:p text:style-name="P12"><text:span text:style-name="T26"><text:tab/></text:span><text:span text:style-name="T26">}</text:span></text:p>
            <text:p text:style-name="P12"><text:span text:style-name="T24"><text:tab/></text:span><text:span text:style-name="T24">static</text:span><text:span text:style-name="T27"> </text:span><text:span text:style-name="T24">void</text:span><text:span text:style-name="T25"> </text:span><text:span text:style-name="T26">maliciousMethod(CreditCard</text:span><text:span text:style-name="T25"> </text:span><text:span text:style-name="T26">card)</text:span><text:span text:style-name="T25"> </text:span></text:p>
            <text:p text:style-name="P12"><text:span text:style-name="T25"><text:tab/></text:span><text:span text:style-name="T26">{</text:span></text:p>
            <text:p text:style-name="P12"><text:span text:style-name="T26"><text:tab/></text:span><text:span text:style-name="T26"><text:tab/></text:span><text:span text:style-name="T26">card.</text:span><text:span text:style-name="T29">expenses</text:span><text:span text:style-name="T25"> </text:span><text:span text:style-name="T26">=</text:span><text:span text:style-name="T25"> </text:span><text:span text:style-name="T26">0;</text:span></text:p>
            <text:p text:style-name="P12"><text:span text:style-name="T26"><text:tab/></text:span><text:span text:style-name="T26"><text:tab/></text:span><text:span text:style-name="T26">System.</text:span><text:span text:style-name="T30">out</text:span><text:span text:style-name="T26">.println(card.</text:span><text:span text:style-name="T29">cardNumber</text:span><text:span text:style-name="T26">);</text:span></text:p>
            <text:p text:style-name="P12"><text:span text:style-name="T26"><text:tab/></text:span><text:span text:style-name="T26">}</text:span></text:p>
            <text:p text:style-name="P12"><text:span text:style-name="T2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ublic vs. Privat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ublic: others can use this</text:p>
              </text:list-item>
              <text:list-item>
                <text:p>Private: only the class can use this</text:p>
                <text:p text:style-name="P5"><text:line-break/><text:line-break/><text:line-break/>public/private applies to any<text:line-break/><text:span text:style-name="T31">field</text:span><text:span text:style-name="T32"> or </text:span><text:span text:style-name="T31">metho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ccess Control</text:p>
          </draw:text-box>
        </draw:frame>
        <draw:frame presentation:style-name="pr7" draw:text-style-name="P14" draw:layer="layout" svg:width="25.905cm" svg:height="16.055cm" svg:x="1.401cm" svg:y="4.623cm">
          <draw:text-box>
            <text:p text:style-name="P12"><text:span text:style-name="T15">public</text:span><text:span text:style-name="T14"> </text:span><text:span text:style-name="T15">class</text:span><text:span text:style-name="T14"> </text:span><text:span text:style-name="T13">CreditCard</text:span><text:span text:style-name="T14"> </text:span><text:span text:style-name="T13">{</text:span></text:p>
            <text:p text:style-name="P12"><text:span text:style-name="T14"><text:tab/></text:span><text:span text:style-name="T13">String</text:span><text:span text:style-name="T14"> </text:span><text:span text:style-name="T20">cardNumber</text:span><text:span text:style-name="T13">;</text:span></text:p>
            <text:p text:style-name="P12"><text:span text:style-name="T21"><text:tab/></text:span><text:span text:style-name="T15">double</text:span><text:span text:style-name="T14"> </text:span><text:span text:style-name="T20">expenses</text:span><text:span text:style-name="T13">;</text:span></text:p>
            <text:p text:style-name="P12"><text:span text:style-name="T15"><text:tab/></text:span><text:span text:style-name="T15">void</text:span><text:span text:style-name="T14"> </text:span><text:span text:style-name="T13">charge(</text:span><text:span text:style-name="T15">double</text:span><text:span text:style-name="T14"> </text:span><text:span text:style-name="T13">amount)</text:span><text:span text:style-name="T14"> </text:span><text:span text:style-name="T13">{</text:span></text:p>
            <text:p text:style-name="P12"><text:span text:style-name="T20"><text:tab/></text:span><text:span text:style-name="T20"><text:tab/></text:span><text:span text:style-name="T20">expenses</text:span><text:span text:style-name="T14"> </text:span><text:span text:style-name="T13">=</text:span><text:span text:style-name="T14"> </text:span><text:span text:style-name="T20">expenses</text:span><text:span text:style-name="T14"> </text:span><text:span text:style-name="T13">+</text:span><text:span text:style-name="T14"> </text:span><text:span text:style-name="T13">amount;</text:span></text:p>
            <text:p text:style-name="P12"><text:span text:style-name="T13"><text:tab/></text:span><text:span text:style-name="T13">}</text:span></text:p>
            <text:p text:style-name="P12"><text:span text:style-name="T13"><text:tab/></text:span><text:span text:style-name="T13">String</text:span><text:span text:style-name="T14"> </text:span><text:span text:style-name="T13">getCardNumber(String</text:span><text:span text:style-name="T14"> </text:span><text:span text:style-name="T13">password)</text:span><text:span text:style-name="T14"> </text:span><text:span text:style-name="T13">{</text:span></text:p>
            <text:p text:style-name="P12"><text:span text:style-name="T15"><text:tab/></text:span><text:span text:style-name="T15"><text:tab/></text:span><text:span text:style-name="T15">if</text:span><text:span text:style-name="T14"> </text:span><text:span text:style-name="T13">(password.equals(</text:span><text:span text:style-name="T22">"SECRET!3*!"</text:span><text:span text:style-name="T13">))</text:span><text:span text:style-name="T14"> </text:span><text:span text:style-name="T13">{</text:span></text:p>
            <text:p text:style-name="P12"><text:span text:style-name="T15"><text:tab/></text:span><text:span text:style-name="T15"><text:tab/></text:span><text:span text:style-name="T15"><text:tab/></text:span><text:span text:style-name="T15">return</text:span><text:span text:style-name="T14"> </text:span><text:span text:style-name="T20">cardNumber</text:span><text:span text:style-name="T13">;</text:span></text:p>
            <text:p text:style-name="P12"><text:span text:style-name="T13"><text:tab/></text:span><text:span text:style-name="T13"><text:tab/></text:span><text:span text:style-name="T13">}</text:span></text:p>
            <text:p text:style-name="P12"><text:span text:style-name="T15"><text:tab/></text:span><text:span text:style-name="T15"><text:tab/></text:span><text:span text:style-name="T15"><text:tab/></text:span><text:span text:style-name="T15">return</text:span><text:span text:style-name="T14"> </text:span><text:span text:style-name="T22">"jerkface"</text:span><text:span text:style-name="T13">;</text:span></text:p>
            <text:p text:style-name="P12"><text:span text:style-name="T13"><text:tab/></text:span><text:span text:style-name="T13">}</text:span></text:p>
            <text:p text:style-name="P12"><text:span text:style-name="T13">}</text:span></text:p>
            <text:p text:style-name="P13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ccess Control <text:span text:style-name="T33">DONE RIGHT</text:span></text:p>
          </draw:text-box>
        </draw:frame>
        <draw:frame presentation:style-name="pr7" draw:text-style-name="P14" draw:layer="layout" svg:width="27.798cm" svg:height="17.202cm" svg:x="0.202cm" svg:y="4.051cm">
          <draw:text-box>
            <text:p text:style-name="P12"><text:span text:style-name="T15">public</text:span><text:span text:style-name="T14"> </text:span><text:span text:style-name="T15">class</text:span><text:span text:style-name="T14"> </text:span><text:span text:style-name="T13">CreditCard</text:span><text:span text:style-name="T14"> </text:span><text:span text:style-name="T13">{</text:span></text:p>
            <text:p text:style-name="P12"><text:span text:style-name="T14"><text:tab/></text:span><text:span text:style-name="T34">private</text:span><text:span text:style-name="T14"> </text:span><text:span text:style-name="T13">String</text:span><text:span text:style-name="T14"> </text:span><text:span text:style-name="T20">cardNumber</text:span><text:span text:style-name="T13">;</text:span></text:p>
            <text:p text:style-name="P12"><text:span text:style-name="T35"><text:tab/></text:span><text:span text:style-name="T34">private</text:span><text:span text:style-name="T35"> </text:span><text:span text:style-name="T15">double</text:span><text:span text:style-name="T14"> </text:span><text:span text:style-name="T20">expenses</text:span><text:span text:style-name="T13">;</text:span></text:p>
            <text:p text:style-name="P12"><text:span text:style-name="T36"><text:tab/></text:span><text:span text:style-name="T34">public</text:span><text:span text:style-name="T36"> </text:span><text:span text:style-name="T15">void</text:span><text:span text:style-name="T14"> </text:span><text:span text:style-name="T13">charge(</text:span><text:span text:style-name="T15">double</text:span><text:span text:style-name="T14"> </text:span><text:span text:style-name="T13">amount)</text:span><text:span text:style-name="T14"> </text:span><text:span text:style-name="T13">{</text:span></text:p>
            <text:p text:style-name="P12"><text:span text:style-name="T20"><text:tab/></text:span><text:span text:style-name="T20"><text:tab/></text:span><text:span text:style-name="T20">expenses</text:span><text:span text:style-name="T14"> </text:span><text:span text:style-name="T13">=</text:span><text:span text:style-name="T14"> </text:span><text:span text:style-name="T20">expenses</text:span><text:span text:style-name="T14"> </text:span><text:span text:style-name="T13">+</text:span><text:span text:style-name="T14"> </text:span><text:span text:style-name="T13">amount;</text:span></text:p>
            <text:p text:style-name="P12"><text:span text:style-name="T13"><text:tab/></text:span><text:span text:style-name="T13">}</text:span></text:p>
            <text:p text:style-name="P12"><text:span text:style-name="T13"><text:tab/></text:span><text:span text:style-name="T34">public</text:span><text:span text:style-name="T13"> String</text:span><text:span text:style-name="T14"> </text:span><text:span text:style-name="T13">getCardNumber(String</text:span><text:span text:style-name="T14"> </text:span><text:span text:style-name="T13">password)</text:span><text:span text:style-name="T14"> </text:span></text:p>
            <text:p text:style-name="P12"><text:span text:style-name="T14"><text:s text:c="2"/></text:span><text:span text:style-name="T13">{</text:span></text:p>
            <text:p text:style-name="P12"><text:span text:style-name="T15"><text:tab/></text:span><text:span text:style-name="T15"><text:tab/></text:span><text:span text:style-name="T15">if</text:span><text:span text:style-name="T14"> </text:span><text:span text:style-name="T13">(password.equals(</text:span><text:span text:style-name="T22">"SECRET!3*!"</text:span><text:span text:style-name="T13">))</text:span><text:span text:style-name="T14"> </text:span><text:span text:style-name="T13">{</text:span></text:p>
            <text:p text:style-name="P12"><text:span text:style-name="T15"><text:tab/></text:span><text:span text:style-name="T15"><text:tab/></text:span><text:span text:style-name="T15"><text:tab/></text:span><text:span text:style-name="T15">return</text:span><text:span text:style-name="T14"> </text:span><text:span text:style-name="T20">cardNumber</text:span><text:span text:style-name="T13">;</text:span></text:p>
            <text:p text:style-name="P12"><text:span text:style-name="T13"><text:tab/></text:span><text:span text:style-name="T13"><text:tab/></text:span><text:span text:style-name="T13">}</text:span></text:p>
            <text:p text:style-name="P12"><text:span text:style-name="T15"><text:tab/></text:span><text:span text:style-name="T15"><text:tab/></text:span><text:span text:style-name="T15">return</text:span><text:span text:style-name="T14"> </text:span><text:span text:style-name="T22">"jerkface"</text:span><text:span text:style-name="T13">;</text:span></text:p>
            <text:p text:style-name="P12"><text:span text:style-name="T13"><text:tab/></text:span><text:span text:style-name="T13">}</text:span></text:p>
            <text:p text:style-name="P12"><text:span text:style-name="T13">}</text:span></text:p>
            <text:p text:style-name="P13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y Access Contro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tect private information (sorta)</text:p>
              </text:list-item>
              <text:list-item>
                <text:p>Clarify how others should use your class</text:p>
              </text:list-item>
              <text:list-item>
                <text:p>Keep implementation separate from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Review</text:span></text:p>
              </text:list-item>
              <text:list-item>
                <text:p><text:span text:style-name="T2">Access control</text:span></text:p>
              </text:list-item>
              <text:list-item>
                <text:p><text:span text:style-name="T37">Class scope</text:span></text:p>
              </text:list-item>
              <text:list-item>
                <text:p><text:span text:style-name="T2">Packages</text:span></text:p>
              </text:list-item>
              <text:list-item>
                <text:p><text:span text:style-name="T2">Java AP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cope Review</text:p>
          </draw:text-box>
        </draw:frame>
        <draw:frame presentation:style-name="pr7" draw:text-style-name="P14" draw:layer="layout" svg:width="25.199cm" svg:height="13.609cm" svg:x="1.4cm" svg:y="5.042cm" presentation:class="subtitle" presentation:user-transformed="true">
          <draw:text-box>
            <text:p text:style-name="P12"><text:span text:style-name="T38">public</text:span><text:span text:style-name="T39"> </text:span><text:span text:style-name="T38">class</text:span><text:span text:style-name="T39"> </text:span><text:span text:style-name="T40">ScopeReview</text:span><text:span text:style-name="T39"> </text:span><text:span text:style-name="T40">{</text:span></text:p>
            <text:p text:style-name="P12"><text:span text:style-name="T38"><text:tab/></text:span><text:span text:style-name="T38">void</text:span><text:span text:style-name="T39"> </text:span><text:span text:style-name="T40">scopeMethod(</text:span><text:span text:style-name="T38">int</text:span><text:span text:style-name="T39"> </text:span><text:span text:style-name="T40">var1)</text:span><text:span text:style-name="T39"> </text:span><text:span text:style-name="T40">{</text:span></text:p>
            <text:p text:style-name="P12"><text:span text:style-name="T40"><text:tab/></text:span><text:span text:style-name="T40"><text:tab/></text:span><text:span text:style-name="T40">String</text:span><text:span text:style-name="T39"> </text:span><text:span text:style-name="T40">var2;</text:span></text:p>
            <text:p text:style-name="P12"><text:span text:style-name="T38"><text:tab/></text:span><text:span text:style-name="T38"><text:tab/></text:span><text:span text:style-name="T38">if</text:span><text:span text:style-name="T39"> </text:span><text:span text:style-name="T40">(var1</text:span><text:span text:style-name="T39"> </text:span><text:span text:style-name="T40">&gt;</text:span><text:span text:style-name="T39"> </text:span><text:span text:style-name="T40">0)</text:span><text:span text:style-name="T39"> </text:span><text:span text:style-name="T40">{</text:span></text:p>
            <text:p text:style-name="P12"><text:span text:style-name="T40"><text:tab/></text:span><text:span text:style-name="T40"><text:tab/></text:span><text:span text:style-name="T40"><text:tab/></text:span><text:span text:style-name="T40">var2</text:span><text:span text:style-name="T39"> </text:span><text:span text:style-name="T40">=</text:span><text:span text:style-name="T39"> </text:span><text:span text:style-name="T41">"above 0"</text:span><text:span text:style-name="T40">;</text:span></text:p>
            <text:p text:style-name="P12"><text:span text:style-name="T40"><text:tab/></text:span><text:span text:style-name="T40"><text:tab/></text:span><text:span text:style-name="T40">}</text:span><text:span text:style-name="T39"> </text:span><text:span text:style-name="T38">else</text:span><text:span text:style-name="T39"> </text:span><text:span text:style-name="T40">{</text:span></text:p>
            <text:p text:style-name="P12"><text:span text:style-name="T40"><text:tab/></text:span><text:span text:style-name="T40"><text:tab/></text:span><text:span text:style-name="T40"><text:tab/></text:span><text:span text:style-name="T40">var2</text:span><text:span text:style-name="T39"> </text:span><text:span text:style-name="T40">=</text:span><text:span text:style-name="T39"> </text:span><text:span text:style-name="T41">"less than or equal to 0"</text:span><text:span text:style-name="T40">;</text:span></text:p>
            <text:p text:style-name="P12"><text:span text:style-name="T40"><text:tab/></text:span><text:span text:style-name="T40"><text:tab/></text:span><text:span text:style-name="T40">}</text:span></text:p>
            <text:p text:style-name="P12"><text:span text:style-name="T40"><text:tab/></text:span><text:span text:style-name="T40"><text:tab/></text:span><text:span text:style-name="T40">System.</text:span><text:span text:style-name="T42">out</text:span><text:span text:style-name="T40">.println(var2);</text:span></text:p>
            <text:p text:style-name="P12"><text:span text:style-name="T40"><text:tab/></text:span><text:span text:style-name="T40">}</text:span></text:p>
            <text:p text:style-name="P12"><text:span text:style-name="T40">}</text:span></text:p>
          </draw:text-box>
        </draw:frame>
        <draw:line draw:style-name="gr11" draw:text-style-name="P5" draw:layer="layout" svg:x1="6.35cm" svg:y1="10.795cm" svg:x2="8.89cm" svg:y2="8.89cm">
          <text:p/>
        </draw:line>
        <draw:line draw:style-name="gr11" draw:text-style-name="P5" draw:layer="layout" svg:x1="8.89cm" svg:y1="9.525cm" svg:x2="15.875cm" svg:y2="7.62cm">
          <text:p/>
        </draw:line>
        <draw:line draw:style-name="gr11" draw:text-style-name="P5" draw:layer="layout" svg:x1="15.875cm" svg:y1="15.24cm" svg:x2="10.16cm" svg:y2="8.89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cope Review</text:p>
          </draw:text-box>
        </draw:frame>
        <draw:frame presentation:style-name="pr7" draw:text-style-name="P14" draw:layer="layout" svg:width="25.199cm" svg:height="15.016cm" svg:x="1.401cm" svg:y="4.34cm">
          <draw:text-box>
            <text:p text:style-name="P12"><text:span text:style-name="T38">public</text:span><text:span text:style-name="T39"> </text:span><text:span text:style-name="T38">class</text:span><text:span text:style-name="T39"> </text:span><text:span text:style-name="T40">ScopeReview</text:span><text:span text:style-name="T39"> </text:span><text:span text:style-name="T40">{</text:span></text:p>
            <text:p text:style-name="P12"><text:span text:style-name="T43"><text:tab/></text:span><text:span text:style-name="T43">private int var3;</text:span></text:p>
            <text:p text:style-name="P12"><text:span text:style-name="T38"><text:tab/></text:span><text:span text:style-name="T38">void</text:span><text:span text:style-name="T39"> </text:span><text:span text:style-name="T40">scopeMethod(</text:span><text:span text:style-name="T38">int</text:span><text:span text:style-name="T39"> </text:span><text:span text:style-name="T40">var1)</text:span><text:span text:style-name="T39"> </text:span><text:span text:style-name="T40">{</text:span></text:p>
            <text:p text:style-name="P12"><text:span text:style-name="T43"><text:tab/></text:span><text:span text:style-name="T43"><text:tab/></text:span><text:span text:style-name="T43">var3 = var1;</text:span></text:p>
            <text:p text:style-name="P12"><text:span text:style-name="T40"><text:tab/></text:span><text:span text:style-name="T40"><text:tab/></text:span><text:span text:style-name="T40">String</text:span><text:span text:style-name="T39"> </text:span><text:span text:style-name="T40">var2;</text:span></text:p>
            <text:p text:style-name="P12"><text:span text:style-name="T38"><text:tab/></text:span><text:span text:style-name="T38"><text:tab/></text:span><text:span text:style-name="T38">if</text:span><text:span text:style-name="T39"> </text:span><text:span text:style-name="T40">(var1</text:span><text:span text:style-name="T39"> </text:span><text:span text:style-name="T40">&gt;</text:span><text:span text:style-name="T39"> </text:span><text:span text:style-name="T40">0)</text:span><text:span text:style-name="T39"> </text:span><text:span text:style-name="T40">{</text:span></text:p>
            <text:p text:style-name="P12"><text:span text:style-name="T40"><text:tab/></text:span><text:span text:style-name="T40"><text:tab/></text:span><text:span text:style-name="T40"><text:tab/></text:span><text:span text:style-name="T40">var2</text:span><text:span text:style-name="T39"> </text:span><text:span text:style-name="T40">=</text:span><text:span text:style-name="T39"> </text:span><text:span text:style-name="T41">"above 0"</text:span><text:span text:style-name="T40">;</text:span></text:p>
            <text:p text:style-name="P12"><text:span text:style-name="T40"><text:tab/></text:span><text:span text:style-name="T40"><text:tab/></text:span><text:span text:style-name="T40">}</text:span><text:span text:style-name="T39"> </text:span><text:span text:style-name="T38">else</text:span><text:span text:style-name="T39"> </text:span><text:span text:style-name="T40">{</text:span></text:p>
            <text:p text:style-name="P12"><text:span text:style-name="T40"><text:tab/></text:span><text:span text:style-name="T40"><text:tab/></text:span><text:span text:style-name="T40"><text:tab/></text:span><text:span text:style-name="T40">var2</text:span><text:span text:style-name="T39"> </text:span><text:span text:style-name="T40">=</text:span><text:span text:style-name="T39"> </text:span><text:span text:style-name="T41">"less than or equal to 0"</text:span><text:span text:style-name="T40">;</text:span></text:p>
            <text:p text:style-name="P12"><text:span text:style-name="T40"><text:tab/></text:span><text:span text:style-name="T40"><text:tab/></text:span><text:span text:style-name="T40">}</text:span></text:p>
            <text:p text:style-name="P12"><text:span text:style-name="T40"><text:tab/></text:span><text:span text:style-name="T40"><text:tab/></text:span><text:span text:style-name="T40">System.</text:span><text:span text:style-name="T42">out</text:span><text:span text:style-name="T40">.println(var2);</text:span></text:p>
            <text:p text:style-name="P12"><text:span text:style-name="T40"><text:tab/></text:span><text:span text:style-name="T40">}</text:span></text:p>
            <text:p text:style-name="P12"><text:span text:style-name="T4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7" draw:text-style-name="P14" draw:layer="layout" svg:width="25.199cm" svg:height="15.016cm" svg:x="1.402cm" svg:y="4.34cm">
          <draw:text-box>
            <text:p text:style-name="P12"><text:span text:style-name="T38">public</text:span><text:span text:style-name="T39"> </text:span><text:span text:style-name="T38">class</text:span><text:span text:style-name="T39"> </text:span><text:span text:style-name="T40">ScopeReview</text:span><text:span text:style-name="T39"> </text:span><text:span text:style-name="T40">{</text:span></text:p>
            <text:p text:style-name="P12"><text:span text:style-name="T43"><text:tab/></text:span><text:span text:style-name="T43">private int var3;</text:span></text:p>
            <text:p text:style-name="P12"><text:span text:style-name="T38"><text:tab/></text:span><text:span text:style-name="T38">void</text:span><text:span text:style-name="T39"> </text:span><text:span text:style-name="T40">scopeMethod(</text:span><text:span text:style-name="T38">int</text:span><text:span text:style-name="T39"> </text:span><text:span text:style-name="T40">var1)</text:span><text:span text:style-name="T39"> </text:span><text:span text:style-name="T40">{</text:span></text:p>
            <text:p text:style-name="P12"><text:span text:style-name="T43"><text:tab/></text:span><text:span text:style-name="T43"><text:tab/></text:span><text:span text:style-name="T43">var3 = var1;</text:span></text:p>
            <text:p text:style-name="P12"><text:span text:style-name="T40"><text:tab/></text:span><text:span text:style-name="T40"><text:tab/></text:span><text:span text:style-name="T40">String</text:span><text:span text:style-name="T39"> </text:span><text:span text:style-name="T40">var2;</text:span></text:p>
            <text:p text:style-name="P12"><text:span text:style-name="T38"><text:tab/></text:span><text:span text:style-name="T38"><text:tab/></text:span><text:span text:style-name="T38">if</text:span><text:span text:style-name="T39"> </text:span><text:span text:style-name="T40">(var1</text:span><text:span text:style-name="T39"> </text:span><text:span text:style-name="T40">&gt;</text:span><text:span text:style-name="T39"> </text:span><text:span text:style-name="T40">0)</text:span><text:span text:style-name="T39"> </text:span><text:span text:style-name="T40">{</text:span></text:p>
            <text:p text:style-name="P12"><text:span text:style-name="T40"><text:tab/></text:span><text:span text:style-name="T40"><text:tab/></text:span><text:span text:style-name="T40"><text:tab/></text:span><text:span text:style-name="T40">var2</text:span><text:span text:style-name="T39"> </text:span><text:span text:style-name="T40">=</text:span><text:span text:style-name="T39"> </text:span><text:span text:style-name="T41">"above 0"</text:span><text:span text:style-name="T40">;</text:span></text:p>
            <text:p text:style-name="P12"><text:span text:style-name="T40"><text:tab/></text:span><text:span text:style-name="T40"><text:tab/></text:span><text:span text:style-name="T40">}</text:span><text:span text:style-name="T39"> </text:span><text:span text:style-name="T38">else</text:span><text:span text:style-name="T39"> </text:span><text:span text:style-name="T40">{</text:span></text:p>
            <text:p text:style-name="P12"><text:span text:style-name="T40"><text:tab/></text:span><text:span text:style-name="T40"><text:tab/></text:span><text:span text:style-name="T40"><text:tab/></text:span><text:span text:style-name="T40">var2</text:span><text:span text:style-name="T39"> </text:span><text:span text:style-name="T40">=</text:span><text:span text:style-name="T39"> </text:span><text:span text:style-name="T41">"less than or equal to 0"</text:span><text:span text:style-name="T40">;</text:span></text:p>
            <text:p text:style-name="P12"><text:span text:style-name="T40"><text:tab/></text:span><text:span text:style-name="T40"><text:tab/></text:span><text:span text:style-name="T40">}</text:span></text:p>
            <text:p text:style-name="P12"><text:span text:style-name="T40"><text:tab/></text:span><text:span text:style-name="T40"><text:tab/></text:span><text:span text:style-name="T40">System.</text:span><text:span text:style-name="T42">out</text:span><text:span text:style-name="T40">.println(var2);</text:span></text:p>
            <text:p text:style-name="P12"><text:span text:style-name="T40"><text:tab/></text:span><text:span text:style-name="T40">}</text:span></text:p>
            <text:p text:style-name="P12"><text:span text:style-name="T40">}</text:span></text:p>
          </draw:text-box>
        </draw:frame>
        <draw:frame presentation:style-name="pr6" draw:layer="layout" svg:width="25.199cm" svg:height="3.256cm" svg:x="1.4cm" svg:y="0.962cm" presentation:class="title">
          <draw:text-box>
            <text:p>Class Scope</text:p>
          </draw:text-box>
        </draw:frame>
        <draw:line draw:style-name="gr11" draw:text-style-name="P5" draw:layer="layout" svg:x1="5.715cm" svg:y1="8.255cm" svg:x2="10.16cm" svg:y2="6.35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cope</text:p>
          </draw:text-box>
        </draw:frame>
        <draw:frame presentation:style-name="pr4" draw:layer="layout" svg:width="25.199cm" svg:height="15.406cm" svg:x="1.4cm" svg:y="4.114cm" presentation:class="outline" presentation:user-transformed="true">
          <draw:text-box>
            <text:list text:style-name="L2">
              <text:list-header>
                <text:p>Just like methods, variables are accessible inside {}</text:p>
                <text:list>
                  <text:list-item>
                    <text:list>
                      <text:list-item>
                        <text:p><text:span text:style-name="T44">Previous lessons: method-level scope</text:span><text:span text:style-name="T44"><text:line-break/></text:span><text:span text:style-name="T44">void method(int arg1) {</text:span><text:span text:style-name="T44"><text:line-break/></text:span><text:span text:style-name="T44"> <text:s text:c="3"/>int arg2 = arg1 + 1;</text:span><text:span text:style-name="T44"><text:line-break/></text:span><text:span text:style-name="T44">}</text:span></text:p>
                      </text:list-item>
                      <text:list-item>
                        <text:p><text:span text:style-name="T44">This lesson: class-level scope</text:span><text:span text:style-name="T44"><text:line-break/></text:span><text:span text:style-name="T44">class Example {</text:span><text:span text:style-name="T44"><text:line-break/></text:span><text:span text:style-name="T44"> <text:s text:c="3"/>int memberVariable;</text:span><text:span text:style-name="T44"><text:line-break/></text:span><text:span text:style-name="T44"> <text:s text:c="3"/>void setVariable(int newVal) {</text:span><text:span text:style-name="T44"><text:line-break/></text:span><text:span text:style-name="T44"> <text:s text:c="7"/>memberVariable += newVal;</text:span><text:span text:style-name="T44"><text:line-break/></text:span><text:span text:style-name="T44"> <text:s text:c="3"/>}</text:span><text:span text:style-name="T44"><text:line-break/></text:span><text:span text:style-name="T44">}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nly method-level <text:line-break/>'servings' is updated</text:p>
          </draw:text-box>
        </draw:frame>
        <draw:frame presentation:style-name="pr7" draw:text-style-name="P16" draw:layer="layout" svg:width="28.445cm" svg:height="14.56cm" svg:x="1.4cm" svg:y="4.563cm" presentation:class="subtitle" presentation:user-transformed="true">
          <draw:text-box>
            <text:p text:style-name="P12"><text:span text:style-name="T45"/></text:p>
            <text:p text:style-name="P12"><text:span text:style-name="T46">public</text:span><text:span text:style-name="T47"> </text:span><text:span text:style-name="T46">class</text:span><text:span text:style-name="T47"> </text:span><text:span text:style-name="T48">Baby</text:span><text:span text:style-name="T47"> </text:span><text:span text:style-name="T48">{</text:span></text:p>
            <text:p text:style-name="P12"><text:span text:style-name="T46"><text:tab/></text:span><text:span text:style-name="T46">int</text:span><text:span text:style-name="T47"> </text:span><text:span text:style-name="T49">servings</text:span><text:span text:style-name="T48">;</text:span></text:p>
            <text:p text:style-name="P12"><text:span text:style-name="T46"><text:tab/></text:span><text:span text:style-name="T46">void</text:span><text:span text:style-name="T47"> </text:span><text:span text:style-name="T48">feed(</text:span><text:span text:style-name="T46">int</text:span><text:span text:style-name="T47"> </text:span><text:span text:style-name="T48">servings)</text:span><text:span text:style-name="T47"> </text:span><text:span text:style-name="T48">{</text:span></text:p>
            <text:p text:style-name="P12"><text:span text:style-name="T48"><text:tab/></text:span><text:span text:style-name="T48"><text:tab/></text:span><text:span text:style-name="T48">servings</text:span><text:span text:style-name="T47"> </text:span><text:span text:style-name="T48">=</text:span><text:span text:style-name="T47"> </text:span><text:span text:style-name="T48">servings</text:span><text:span text:style-name="T47"> </text:span><text:span text:style-name="T48">+</text:span><text:span text:style-name="T47"> </text:span><text:span text:style-name="T48">servings;</text:span></text:p>
            <text:p text:style-name="P12"><text:span text:style-name="T48"><text:tab/></text:span><text:span text:style-name="T48">}</text:span></text:p>
            <text:p text:style-name="P12"><text:span text:style-name="T50"><text:tab/></text:span><text:span text:style-name="T46">void</text:span><text:span text:style-name="T47"> </text:span><text:span text:style-name="T48">poop()</text:span><text:span text:style-name="T47"> </text:span><text:span text:style-name="T48">{</text:span></text:p>
            <text:p text:style-name="P12"><text:span text:style-name="T48"><text:tab/></text:span><text:span text:style-name="T48"><text:tab/></text:span><text:span text:style-name="T48">System.</text:span><text:span text:style-name="T51">out</text:span><text:span text:style-name="T48">.println(</text:span><text:span text:style-name="T52">"All better!"</text:span><text:span text:style-name="T48">);</text:span></text:p>
            <text:p text:style-name="P12"><text:span text:style-name="T49"><text:tab/></text:span><text:span text:style-name="T49"><text:tab/></text:span><text:span text:style-name="T49">servings</text:span><text:span text:style-name="T47"> </text:span><text:span text:style-name="T48">=</text:span><text:span text:style-name="T47"> </text:span><text:span text:style-name="T48">0;</text:span></text:p>
            <text:p text:style-name="P12"><text:span text:style-name="T48"><text:tab/></text:span><text:span text:style-name="T48">}</text:span></text:p>
            <text:p text:style-name="P12"><text:span text:style-name="T4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507cm" svg:x="1.4cm" svg:y="0.837cm" presentation:class="title">
          <draw:text-box>
            <text:p><text:span text:style-name="T53">'this' </text:span><text:span text:style-name="T37">keyword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larifies scope</text:p>
              </text:list-item>
              <text:list-item>
                <text:p>Means 'my object'<text:line-break/></text:p>
                <text:p>Usage:<text:line-break/>class Example {</text:p>
                <text:list>
                  <text:list-header>
                    <text:p><text:span text:style-name="T11"><text:s text:c="3"/></text:span><text:span text:style-name="T11">int memberVariable;</text:span></text:p>
                    <text:p><text:span text:style-name="T11"><text:s text:c="3"/></text:span><text:span text:style-name="T11">void setVariable(int newVal) {</text:span></text:p>
                    <text:p><text:span text:style-name="T11"><text:s text:c="7"/></text:span><text:span text:style-name="T54">this</text:span><text:span text:style-name="T55">.</text:span><text:span text:style-name="T11">memberVariable += newVal;</text:span><text:span text:style-name="T11"><text:line-break/></text:span><text:span text:style-name="T11"> <text:s text:c="2"/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nly method-level <text:line-break/>'servings' is updated</text:p>
          </draw:text-box>
        </draw:frame>
        <draw:frame presentation:style-name="pr7" draw:text-style-name="P16" draw:layer="layout" svg:width="28.445cm" svg:height="14.56cm" svg:x="1.401cm" svg:y="4.563cm">
          <draw:text-box>
            <text:p text:style-name="P12"><text:span text:style-name="T45"/></text:p>
            <text:p text:style-name="P12"><text:span text:style-name="T46">public</text:span><text:span text:style-name="T47"> </text:span><text:span text:style-name="T46">class</text:span><text:span text:style-name="T47"> </text:span><text:span text:style-name="T48">Baby</text:span><text:span text:style-name="T47"> </text:span><text:span text:style-name="T48">{</text:span></text:p>
            <text:p text:style-name="P12"><text:span text:style-name="T46"><text:tab/></text:span><text:span text:style-name="T46">int</text:span><text:span text:style-name="T47"> </text:span><text:span text:style-name="T49">servings</text:span><text:span text:style-name="T48">;</text:span></text:p>
            <text:p text:style-name="P12"><text:span text:style-name="T46"><text:tab/></text:span><text:span text:style-name="T46">void</text:span><text:span text:style-name="T47"> </text:span><text:span text:style-name="T48">feed(</text:span><text:span text:style-name="T46">int</text:span><text:span text:style-name="T47"> </text:span><text:span text:style-name="T48">servings)</text:span><text:span text:style-name="T47"> </text:span><text:span text:style-name="T48">{</text:span></text:p>
            <text:p text:style-name="P12"><text:span text:style-name="T48"><text:tab/></text:span><text:span text:style-name="T48"><text:tab/></text:span><text:span text:style-name="T48">servings</text:span><text:span text:style-name="T47"> </text:span><text:span text:style-name="T48">=</text:span><text:span text:style-name="T47"> </text:span><text:span text:style-name="T48">servings</text:span><text:span text:style-name="T47"> </text:span><text:span text:style-name="T48">+</text:span><text:span text:style-name="T47"> </text:span><text:span text:style-name="T48">servings;</text:span></text:p>
            <text:p text:style-name="P12"><text:span text:style-name="T48"><text:tab/></text:span><text:span text:style-name="T48">}</text:span></text:p>
            <text:p text:style-name="P12"><text:span text:style-name="T50"><text:tab/></text:span><text:span text:style-name="T46">void</text:span><text:span text:style-name="T47"> </text:span><text:span text:style-name="T48">poop()</text:span><text:span text:style-name="T47"> </text:span><text:span text:style-name="T48">{</text:span></text:p>
            <text:p text:style-name="P12"><text:span text:style-name="T48"><text:tab/></text:span><text:span text:style-name="T48"><text:tab/></text:span><text:span text:style-name="T48">System.</text:span><text:span text:style-name="T51">out</text:span><text:span text:style-name="T48">.println(</text:span><text:span text:style-name="T52">"All better!"</text:span><text:span text:style-name="T48">);</text:span></text:p>
            <text:p text:style-name="P12"><text:span text:style-name="T49"><text:tab/></text:span><text:span text:style-name="T49"><text:tab/></text:span><text:span text:style-name="T49">servings</text:span><text:span text:style-name="T47"> </text:span><text:span text:style-name="T48">=</text:span><text:span text:style-name="T47"> </text:span><text:span text:style-name="T48">0;</text:span></text:p>
            <text:p text:style-name="P12"><text:span text:style-name="T48"><text:tab/></text:span><text:span text:style-name="T48">}</text:span></text:p>
            <text:p text:style-name="P12"><text:span text:style-name="T4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ct-level 'servings' is updated</text:p>
          </draw:text-box>
        </draw:frame>
        <draw:frame presentation:style-name="pr7" draw:text-style-name="P16" draw:layer="layout" svg:width="28.445cm" svg:height="15.931cm" svg:x="1.401cm" svg:y="3.879cm">
          <draw:text-box>
            <text:p text:style-name="P12"><text:span text:style-name="T45"/></text:p>
            <text:p text:style-name="P12"><text:span text:style-name="T46">public</text:span><text:span text:style-name="T47"> </text:span><text:span text:style-name="T46">class</text:span><text:span text:style-name="T47"> </text:span><text:span text:style-name="T48">Baby</text:span><text:span text:style-name="T47"> </text:span><text:span text:style-name="T48">{</text:span></text:p>
            <text:p text:style-name="P12"><text:span text:style-name="T46"><text:tab/></text:span><text:span text:style-name="T46">int</text:span><text:span text:style-name="T47"> </text:span><text:span text:style-name="T49">servings</text:span><text:span text:style-name="T48">;</text:span></text:p>
            <text:p text:style-name="P12"><text:span text:style-name="T46"><text:tab/></text:span><text:span text:style-name="T46">void</text:span><text:span text:style-name="T47"> </text:span><text:span text:style-name="T48">feed(</text:span><text:span text:style-name="T46">int</text:span><text:span text:style-name="T47"> </text:span><text:span text:style-name="T48">servings)</text:span><text:span text:style-name="T47"> </text:span><text:span text:style-name="T48">{</text:span></text:p>
            <text:p text:style-name="P12"><text:span text:style-name="T56"><text:tab/></text:span><text:span text:style-name="T56"><text:tab/></text:span><text:span text:style-name="T56">this.</text:span><text:span text:style-name="T48">servings</text:span><text:span text:style-name="T47"> </text:span><text:span text:style-name="T48">=</text:span><text:span text:style-name="T47"> </text:span></text:p>
            <text:p text:style-name="P12"><text:span text:style-name="T47"><text:s text:c="6"/></text:span><text:span text:style-name="T56">this.</text:span><text:span text:style-name="T48">servings</text:span><text:span text:style-name="T47"> </text:span><text:span text:style-name="T48">+</text:span><text:span text:style-name="T47"> s</text:span><text:span text:style-name="T48">ervings;</text:span></text:p>
            <text:p text:style-name="P12"><text:span text:style-name="T48"><text:tab/></text:span><text:span text:style-name="T48">}</text:span></text:p>
            <text:p text:style-name="P12"><text:span text:style-name="T50"><text:tab/></text:span><text:span text:style-name="T46">void</text:span><text:span text:style-name="T47"> </text:span><text:span text:style-name="T48">poop()</text:span><text:span text:style-name="T47"> </text:span><text:span text:style-name="T48">{</text:span></text:p>
            <text:p text:style-name="P12"><text:span text:style-name="T48"><text:tab/></text:span><text:span text:style-name="T48"><text:tab/></text:span><text:span text:style-name="T48">System.</text:span><text:span text:style-name="T51">out</text:span><text:span text:style-name="T48">.println(</text:span><text:span text:style-name="T52">"All better!"</text:span><text:span text:style-name="T48">);</text:span></text:p>
            <text:p text:style-name="P12"><text:span text:style-name="T49"><text:tab/></text:span><text:span text:style-name="T49"><text:tab/></text:span><text:span text:style-name="T49">servings</text:span><text:span text:style-name="T47"> </text:span><text:span text:style-name="T48">=</text:span><text:span text:style-name="T47"> </text:span><text:span text:style-name="T48">0;</text:span></text:p>
            <text:p text:style-name="P12"><text:span text:style-name="T48"><text:tab/></text:span><text:span text:style-name="T48">}</text:span></text:p>
            <text:p text:style-name="P12"><text:span text:style-name="T4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Review</text:span></text:p>
              </text:list-item>
              <text:list-item>
                <text:p><text:span text:style-name="T2">Access control</text:span></text:p>
              </text:list-item>
              <text:list-item>
                <text:p><text:span text:style-name="T2">Class scope</text:span></text:p>
              </text:list-item>
              <text:list-item>
                <text:p>Packages</text:p>
              </text:list-item>
              <text:list-item>
                <text:p><text:span text:style-name="T2">Java AP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2T1">
        <office:forms form:automatic-focus="false" form:apply-design-mode="false"/>
        <draw:frame draw:name="Rectangle 2" presentation:style-name="pr8" draw:text-style-name="P19" draw:layer="layout" svg:width="23.799cm" svg:height="3.499cm" svg:x="2.099cm" svg:y="1.866cm" presentation:class="title">
          <draw:text-box>
            <text:p text:style-name="P18"><text:span text:style-name="T57">Packages</text:span></text:p>
          </draw:text-box>
        </draw:frame>
        <draw:frame draw:name="Rectangle 3" presentation:style-name="pr9" draw:text-style-name="P19" draw:layer="layout" svg:width="23.799cm" svg:height="12.599cm" svg:x="2.099cm" svg:y="6.066cm" presentation:class="outline">
          <draw:text-box>
            <text:list text:style-name="L3">
              <text:list-item>
                <text:p text:style-name="P20"><text:span text:style-name="T58">Each class belongs to a package</text:span></text:p>
              </text:list-item>
              <text:list-item>
                <text:p text:style-name="P20"><text:span text:style-name="T58">Classes in the same package serve a similar purpose</text:span></text:p>
              </text:list-item>
              <text:list-item>
                <text:p text:style-name="P20"><text:span text:style-name="T58">Packages are just directories</text:span></text:p>
              </text:list-item>
              <text:list-item>
                <text:p text:style-name="P20"><text:span text:style-name="T58">Classes in other packages need to be impor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27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4T11">
        <office:forms form:automatic-focus="false" form:apply-design-mode="false"/>
        <draw:line draw:style-name="gr12" draw:text-style-name="P5" draw:layer="layout" svg:x1="5.08cm" svg:y1="11.095cm" svg:x2="20.955cm" svg:y2="11.095cm">
          <text:p/>
        </draw:line>
        <draw:frame draw:style-name="gr13" draw:text-style-name="P21" draw:layer="layout" svg:width="20.155cm" svg:height="4.115cm" svg:x="4.61cm" svg:y="14.935cm">
          <draw:text-box>
            <text:p><text:span text:style-name="T59">import </text:span><text:span text:style-name="T60">path.to.package.foo.Foo;</text:span></text:p>
            <text:p><text:span text:style-name="T59">import </text:span><text:span text:style-name="T60">path.to.package.foo.*;</text:span></text:p>
          </draw:text-box>
        </draw:frame>
        <draw:frame draw:style-name="gr6" draw:text-style-name="P21" draw:layer="layout" svg:width="17.444cm" svg:height="8.783cm" svg:x="4.781cm" svg:y="4.145cm">
          <draw:text-box>
            <text:p><text:span text:style-name="T61">package</text:span><text:span text:style-name="T62"> path.to.package.foo;</text:span><text:span text:style-name="T63"><text:line-break/></text:span><text:span text:style-name="T63">class Foo {</text:span></text:p>
            <text:p><text:span text:style-name="T63"><text:s text:c="3"/>…</text:span></text:p>
            <text:p><text:span text:style-name="T63">}</text:span></text:p>
            <text:p><text:span text:style-name="T63"/></text:p>
            <text:p><text:span text:style-name="T64"/></text:p>
          </draw:text-box>
        </draw:frame>
        <draw:frame draw:style-name="gr6" draw:text-style-name="P22" draw:layer="layout" svg:width="14.607cm" svg:height="2.143cm" svg:x="5.022cm" svg:y="1.905cm">
          <draw:text-box>
            <text:p><text:span text:style-name="T65">Defining Packages</text:span></text:p>
          </draw:text-box>
        </draw:frame>
        <draw:frame draw:style-name="gr6" draw:text-style-name="P22" draw:layer="layout" svg:width="12.728cm" svg:height="2.143cm" svg:x="5.961cm" svg:y="12.706cm">
          <draw:text-box>
            <text:p><text:span text:style-name="T65">Using Packages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28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5T3">
        <office:forms form:automatic-focus="false" form:apply-design-mode="false"/>
        <draw:frame draw:style-name="gr14" draw:text-style-name="P23" draw:layer="layout" svg:width="26.955cm" svg:height="6.845cm" svg:x="0.35cm" svg:y="1.27cm">
          <draw:text-box>
            <text:p><text:span text:style-name="T66">package parenttools;</text:span></text:p>
            <text:p><text:span text:style-name="T67"/></text:p>
            <text:p><text:span text:style-name="T67">public class BabyFood {</text:span></text:p>
            <text:p><text:span text:style-name="T67"/></text:p>
            <text:p><text:span text:style-name="T67">}</text:span></text:p>
          </draw:text-box>
        </draw:frame>
        <draw:frame draw:style-name="gr14" draw:text-style-name="P23" draw:layer="layout" svg:width="26.855cm" svg:height="6.845cm" svg:x="0.45cm" svg:y="9.52cm">
          <draw:text-box>
            <text:p><text:span text:style-name="T66">package parenttools;</text:span></text:p>
            <text:p><text:span text:style-name="T67"/></text:p>
            <text:p><text:span text:style-name="T67">public class Baby {</text:span></text:p>
            <text:p><text:span text:style-name="T67"/></text:p>
            <text:p><text:span text:style-name="T67">}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29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_20_1">
        <office:forms form:automatic-focus="false" form:apply-design-mode="false"/>
        <draw:frame draw:style-name="gr7" draw:text-style-name="P23" draw:layer="layout" svg:width="26.67cm" svg:height="15.953cm" svg:x="0.635cm" svg:y="1.654cm">
          <draw:text-box>
            <text:p><text:span text:style-name="T68">package adult;</text:span></text:p>
            <text:p><text:span text:style-name="T68"/></text:p>
            <text:p><text:span text:style-name="T66">import parenttools.Baby;</text:span></text:p>
            <text:p><text:span text:style-name="T66">import parenttools.BabyFood</text:span><text:span text:style-name="T67">;</text:span></text:p>
            <text:p><text:span text:style-name="T67"/></text:p>
            <text:p><text:span text:style-name="T67">public class Parent {</text:span></text:p>
            <text:p><text:span text:style-name="T23"><text:s/></text:span><text:span text:style-name="T23">public static void main(String[] args) {</text:span></text:p>
            <text:p><text:span text:style-name="T67"><text:tab/></text:span><text:span text:style-name="T67"><text:tab/></text:span><text:span text:style-name="T67">Baby baby = new Baby();</text:span></text:p>
            <text:p><text:span text:style-name="T67"><text:tab/></text:span><text:span text:style-name="T67"><text:tab/></text:span><text:span text:style-name="T67">baby.feed(new BabyFood());</text:span></text:p>
            <text:p><text:span text:style-name="T67"><text:s/></text:span><text:span text:style-name="T67">}</text:span></text:p>
            <text:p><text:span text:style-name="T67">}</text:span></text:p>
            <text:p><text:span text:style-name="T67"/></text:p>
          </draw:text-box>
        </draw:frame>
        <presentation:notes draw:style-name="dp2">
          <draw:page-thumbnail draw:style-name="gr1" draw:layer="layout" svg:width="13.968cm" svg:height="10.475cm" svg:x="3.81cm" svg:y="2.123cm" draw:page-number="30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0">
        <office:forms form:automatic-focus="false" form:apply-design-mode="false"/>
        <draw:frame presentation:style-name="pr12" draw:text-style-name="P24" draw:layer="layout" svg:width="23.799cm" svg:height="3.249cm" svg:x="2.099cm" svg:y="1.991cm" presentation:class="title">
          <draw:text-box>
            <text:p text:style-name="P5"><text:span text:style-name="T69">Eclipse Demo</text:span></text:p>
          </draw:text-box>
        </draw:frame>
        <draw:frame presentation:style-name="pr13" draw:layer="layout" svg:width="23.799cm" svg:height="12.349cm" svg:x="2.099cm" svg:y="6.191cm" presentation:class="subtitl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31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">
        <office:forms form:automatic-focus="false" form:apply-design-mode="false"/>
        <draw:frame presentation:style-name="pr12" draw:text-style-name="P25" draw:layer="layout" svg:width="23.799cm" svg:height="3.249cm" svg:x="2.099cm" svg:y="1.991cm" presentation:class="title" presentation:user-transformed="true">
          <draw:text-box>
            <text:p text:style-name="P5"><text:span text:style-name="T70">Why Packages?</text:span></text:p>
          </draw:text-box>
        </draw:frame>
        <draw:frame presentation:style-name="pr14" draw:layer="layout" svg:width="23.799cm" svg:height="12.599cm" svg:x="2.099cm" svg:y="6.066cm" presentation:class="outline">
          <draw:text-box>
            <text:list text:style-name="L2">
              <text:list-item>
                <text:p>Combine similar functionality</text:p>
                <text:list>
                  <text:list-item>
                    <text:p>org.boston.libraries.Library</text:p>
                  </text:list-item>
                  <text:list-item>
                    <text:p><text:span text:style-name="T71">org.boston.libraries.Book</text:span></text:p>
                  </text:list-item>
                </text:list>
              </text:list-item>
              <text:list-item>
                <text:p><text:span text:style-name="T11">Separate similar names</text:span></text:p>
                <text:list>
                  <text:list-item>
                    <text:p><text:span text:style-name="T71">shopping.List</text:span></text:p>
                  </text:list-item>
                  <text:list-item>
                    <text:p><text:span text:style-name="T71">packing.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32" presentation:class="page"/>
          <draw:frame presentation:style-name="pr1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4T11">
        <office:forms form:automatic-focus="false" form:apply-design-mode="false"/>
        <draw:frame draw:name="Title 1" presentation:style-name="pr8" draw:text-style-name="P19" draw:layer="layout" svg:width="23.799cm" svg:height="3.499cm" svg:x="2.099cm" svg:y="1.866cm" presentation:class="title" presentation:user-transformed="true">
          <draw:text-box>
            <text:p text:style-name="P18"><text:span text:style-name="T57">Special Packages</text:span></text:p>
          </draw:text-box>
        </draw:frame>
        <draw:frame draw:name="Content Placeholder 2" presentation:style-name="pr9" draw:text-style-name="P19" draw:layer="layout" svg:width="23.799cm" svg:height="12.599cm" svg:x="2.099cm" svg:y="6.066cm" presentation:class="outline" presentation:user-transformed="true">
          <draw:text-box>
            <text:p><text:span text:style-name="T72">All classes “see” classes in the same package (no import needed)</text:span></text:p>
            <text:p><text:span text:style-name="T72"/></text:p>
            <text:p><text:span text:style-name="T72">All classes “see” classes in java.lang</text:span></text:p>
            <text:p><text:span text:style-name="T72"/></text:p>
            <text:p><text:span text:style-name="T72">Example: java.lang.String; java.lang.System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33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Review</text:span></text:p>
              </text:list-item>
              <text:list-item>
                <text:p><text:span text:style-name="T2">Access control</text:span></text:p>
              </text:list-item>
              <text:list-item>
                <text:p><text:span text:style-name="T2">Class scope</text:span></text:p>
              </text:list-item>
              <text:list-item>
                <text:p><text:span text:style-name="T2">Packages</text:span></text:p>
              </text:list-item>
              <text:list-item>
                <text:p>Java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4T11">
        <office:forms form:automatic-focus="false" form:apply-design-mode="false"/>
        <draw:frame draw:name="Title 1" presentation:style-name="pr8" draw:text-style-name="P19" draw:layer="layout" svg:width="23.799cm" svg:height="3.499cm" svg:x="2.099cm" svg:y="1.866cm" presentation:class="title" presentation:user-transformed="true">
          <draw:text-box>
            <text:p text:style-name="P18"><text:span text:style-name="T57">Java API</text:span></text:p>
          </draw:text-box>
        </draw:frame>
        <draw:frame draw:name="Content Placeholder 2" presentation:style-name="pr9" draw:text-style-name="P19" draw:layer="layout" svg:width="23.799cm" svg:height="12.599cm" svg:x="2.099cm" svg:y="6.066cm" presentation:class="outline" presentation:user-transformed="true">
          <draw:text-box>
            <text:p><text:span text:style-name="T72">Java includes lots of packages/classes</text:span></text:p>
            <text:p><text:span text:style-name="T72"/></text:p>
            <text:p><text:span text:style-name="T72">Reuse classes to avoid extra work</text:span></text:p>
            <text:p><text:span text:style-name="T72"/></text:p>
            <text:p><text:span text:style-name="T72"><text:a xlink:href="http://java.sun.com/javase/6/docs/api/">http://java.sun.com/javase/6/docs/api/</text:a></text:span></text:p>
            <text:p><text:span text:style-name="T72"/></text:p>
          </draw:text-box>
        </draw:frame>
        <presentation:notes draw:style-name="dp2">
          <draw:page-thumbnail draw:style-name="gr1" draw:layer="layout" svg:width="13.968cm" svg:height="10.475cm" svg:x="3.81cm" svg:y="2.123cm" draw:page-number="35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4T11">
        <office:forms form:automatic-focus="false" form:apply-design-mode="false"/>
        <draw:frame draw:name="Title 1" presentation:style-name="pr8" draw:text-style-name="P19" draw:layer="layout" svg:width="23.799cm" svg:height="3.499cm" svg:x="2.099cm" svg:y="1.866cm" presentation:class="title" presentation:user-transformed="true">
          <draw:text-box>
            <text:p text:style-name="P18"><text:span text:style-name="T57">Arrays with items</text:span></text:p>
          </draw:text-box>
        </draw:frame>
        <draw:frame draw:name="Content Placeholder 2" presentation:style-name="pr9" draw:text-style-name="P19" draw:layer="layout" svg:width="23.799cm" svg:height="12.599cm" svg:x="2.099cm" svg:y="4.366cm" presentation:class="outline" presentation:user-transformed="true">
          <draw:text-box>
            <text:p><text:span text:style-name="T58">Create the array bigger than you need</text:span></text:p>
            <text:p><text:span text:style-name="T58">Track the next “available” slot</text:span></text:p>
            <text:p><text:span text:style-name="T58"/></text:p>
            <text:p><text:span text:style-name="T58">Book[] books = </text:span><text:span text:style-name="T73">new </text:span><text:span text:style-name="T74">Book[10];</text:span></text:p>
            <text:p><text:span text:style-name="T73">int </text:span><text:span text:style-name="T74">nextIndex = 0;</text:span></text:p>
            <text:p><text:span text:style-name="T74"/></text:p>
            <text:p><text:span text:style-name="T74">books[nextIndex] = b;</text:span></text:p>
            <text:p><text:span text:style-name="T74">nextIndex = nextIndex + 1;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36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4T11">
        <office:forms form:automatic-focus="false" form:apply-design-mode="false"/>
        <draw:frame draw:name="Title 1" presentation:style-name="pr8" draw:text-style-name="P19" draw:layer="layout" svg:width="23.799cm" svg:height="3.499cm" svg:x="2.099cm" svg:y="1.866cm" presentation:class="title" presentation:user-transformed="true">
          <draw:text-box>
            <text:p text:style-name="P18"><text:span text:style-name="T57">Arrays with items</text:span></text:p>
          </draw:text-box>
        </draw:frame>
        <draw:frame draw:name="Content Placeholder 2" presentation:style-name="pr9" draw:text-style-name="P19" draw:layer="layout" svg:width="23.799cm" svg:height="12.599cm" svg:x="2.099cm" svg:y="4.366cm" presentation:class="outline" presentation:user-transformed="true">
          <draw:text-box>
            <text:p><text:span text:style-name="T58">Create the array bigger than you need</text:span></text:p>
            <text:p><text:span text:style-name="T58">Track the next “available” slot</text:span></text:p>
            <text:p><text:span text:style-name="T58"/></text:p>
            <text:p><text:span text:style-name="T58">Book[] books = </text:span><text:span text:style-name="T73">new </text:span><text:span text:style-name="T74">Book[10];</text:span></text:p>
            <text:p><text:span text:style-name="T73">int </text:span><text:span text:style-name="T74">nextIndex = 0;</text:span></text:p>
            <text:p><text:span text:style-name="T74"/></text:p>
            <text:p><text:span text:style-name="T74">books[nextIndex] = b;</text:span></text:p>
            <text:p><text:span text:style-name="T74">nextIndex = nextIndex + 1;</text:span></text:p>
          </draw:text-box>
        </draw:frame>
        <draw:frame draw:style-name="gr7" draw:text-style-name="P26" draw:layer="layout" svg:width="17.32cm" svg:height="1.673cm" svg:x="5.74cm" svg:y="17.78cm">
          <draw:text-box>
            <text:p><text:span text:style-name="T75">What if the library expands?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37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4T11">
        <office:forms form:automatic-focus="false" form:apply-design-mode="false"/>
        <draw:frame draw:name="Title 1" presentation:style-name="pr8" draw:text-style-name="P19" draw:layer="layout" svg:width="23.799cm" svg:height="3.499cm" svg:x="2.099cm" svg:y="1.866cm" presentation:class="title" presentation:user-transformed="true">
          <draw:text-box>
            <text:p text:style-name="P18"><text:span text:style-name="T57">ArrayList</text:span></text:p>
          </draw:text-box>
        </draw:frame>
        <draw:frame draw:name="Content Placeholder 2" presentation:style-name="pr9" draw:text-style-name="P19" draw:layer="layout" svg:width="23.799cm" svg:height="12.599cm" svg:x="2.099cm" svg:y="6.066cm" presentation:class="outline" presentation:user-transformed="true">
          <draw:text-box>
            <text:p><text:span text:style-name="T72">Modifiable list</text:span></text:p>
            <text:p><text:span text:style-name="T72">Internally implemented with arrays</text:span></text:p>
            <text:p><text:span text:style-name="T72"><text:line-break/></text:span><text:span text:style-name="T72">Features</text:span></text:p>
            <text:list text:style-name="L3">
              <text:list-item>
                <text:p><text:span text:style-name="T72">Get/put items by index</text:span></text:p>
              </text:list-item>
              <text:list-item>
                <text:p><text:span text:style-name="T72">Add items</text:span></text:p>
              </text:list-item>
              <text:list-item>
                <text:p><text:span text:style-name="T72">Delete items</text:span></text:p>
              </text:list-item>
              <text:list-item>
                <text:p><text:span text:style-name="T72">Loop over all ite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38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4T11">
        <office:forms form:automatic-focus="false" form:apply-design-mode="false"/>
        <draw:frame draw:name="Title 1" presentation:style-name="pr8" draw:text-style-name="P19" draw:layer="layout" svg:width="23.799cm" svg:height="3.499cm" svg:x="2.099cm" svg:y="1.866cm" presentation:class="title" presentation:user-transformed="true">
          <draw:text-box>
            <text:p text:style-name="P18"><text:span text:style-name="T57">Array → ArrayList</text:span></text:p>
          </draw:text-box>
        </draw:frame>
        <draw:frame draw:name="Content Placeholder 2" presentation:style-name="pr15" draw:text-style-name="P27" draw:layer="layout" svg:width="12.836cm" svg:height="12.599cm" svg:x="0.499cm" svg:y="4.366cm" presentation:class="outline" presentation:user-transformed="true">
          <draw:text-box>
            <text:p><text:span text:style-name="T76"/></text:p>
            <text:p><text:span text:style-name="T76"/></text:p>
            <text:p><text:span text:style-name="T76">Book[] books = </text:span></text:p>
            <text:p><text:span text:style-name="T77"><text:s text:c="5"/></text:span><text:span text:style-name="T77">new</text:span><text:span text:style-name="T78"> </text:span><text:span text:style-name="T77">Book[10];</text:span></text:p>
            <text:p><text:span text:style-name="T77">int</text:span><text:span text:style-name="T78"> </text:span><text:span text:style-name="T77">nextIndex = 0;</text:span></text:p>
            <text:p><text:span text:style-name="T77"/></text:p>
            <text:p><text:span text:style-name="T77">books[nextIndex] = b;</text:span></text:p>
            <text:p><text:span text:style-name="T77">nextIndex += 1;</text:span></text:p>
          </draw:text-box>
        </draw:frame>
        <draw:frame draw:name="Content Placeholder 2" presentation:style-name="pr16" draw:text-style-name="P28" draw:layer="layout" svg:width="13.905cm" svg:height="12.599cm" svg:x="13.97cm" svg:y="4.467cm" presentation:class="outline" presentation:user-transformed="true">
          <draw:text-box>
            <text:p><text:span text:style-name="T76"/></text:p>
            <text:p><text:span text:style-name="T76"/></text:p>
            <text:p><text:span text:style-name="T76">ArrayList&lt;Book&gt; books <text:s text:c="6"/>= </text:span><text:span text:style-name="T77">new ArrayList&lt;Book&gt;();</text:span></text:p>
            <text:p><text:span text:style-name="T77"/></text:p>
            <text:p><text:span text:style-name="T77"/></text:p>
            <text:p><text:span text:style-name="T77"><text:line-break/></text:span><text:span text:style-name="T77">books.add(b);</text:span></text:p>
            <text:p><text:span text:style-name="T77"/></text:p>
          </draw:text-box>
        </draw:frame>
        <draw:line draw:style-name="gr11" draw:text-style-name="P5" draw:layer="layout" svg:x1="12.7cm" svg:y1="11.43cm" svg:x2="14.605cm" svg:y2="11.43cm">
          <text:p/>
        </draw:line>
        <presentation:notes draw:style-name="dp2">
          <draw:page-thumbnail draw:style-name="gr1" draw:layer="layout" svg:width="13.968cm" svg:height="10.475cm" svg:x="3.81cm" svg:y="2.123cm" draw:page-number="39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4T11">
        <office:forms form:automatic-focus="false" form:apply-design-mode="false"/>
        <draw:custom-shape draw:name="TextBox 4" draw:style-name="gr15" draw:text-style-name="P30" draw:layer="layout" svg:width="20.249cm" svg:height="21.436cm" svg:x="3.338cm" svg:y="0.599cm">
          <text:p text:style-name="P29"><text:span text:style-name="T79">import</text:span><text:span text:style-name="T80"> </text:span><text:span text:style-name="T81">java</text:span><text:span text:style-name="T82">.</text:span><text:span text:style-name="T81">util</text:span><text:span text:style-name="T82">.</text:span><text:span text:style-name="T81">ArrayList</text:span><text:span text:style-name="T82">;</text:span></text:p>
          <text:p text:style-name="P29"><text:span text:style-name="T79">class</text:span><text:span text:style-name="T80"> </text:span><text:span text:style-name="T81">ArrayListExample</text:span><text:span text:style-name="T80"> </text:span><text:span text:style-name="T82">{</text:span></text:p>
          <text:p text:style-name="P29"><text:span text:style-name="T80"><text:s text:c="4"/></text:span><text:span text:style-name="T79">public</text:span><text:span text:style-name="T80"> </text:span><text:span text:style-name="T79">static</text:span><text:span text:style-name="T80"> </text:span><text:span text:style-name="T79">void</text:span><text:span text:style-name="T80"> </text:span><text:span text:style-name="T81">main</text:span><text:span text:style-name="T82">(</text:span><text:span text:style-name="T81">String</text:span><text:span text:style-name="T82">[]</text:span><text:span text:style-name="T80"> </text:span><text:span text:style-name="T81">arguments</text:span><text:span text:style-name="T82">)</text:span><text:span text:style-name="T80"> </text:span><text:span text:style-name="T82">{</text:span></text:p>
          <text:p text:style-name="P29"><text:span text:style-name="T80"><text:s text:c="8"/></text:span><text:span text:style-name="T81">ArrayList</text:span><text:span text:style-name="T82">&lt;</text:span><text:span text:style-name="T81">String</text:span><text:span text:style-name="T82">&gt;</text:span><text:span text:style-name="T80"> </text:span><text:span text:style-name="T81">strings</text:span><text:span text:style-name="T80"> </text:span><text:span text:style-name="T82">=</text:span><text:span text:style-name="T80"> </text:span><text:span text:style-name="T79">new</text:span><text:span text:style-name="T80"> </text:span><text:span text:style-name="T81">ArrayList</text:span><text:span text:style-name="T82">&lt;</text:span><text:span text:style-name="T81">String</text:span><text:span text:style-name="T82">&gt;();</text:span></text:p>
          <text:p text:style-name="P29"><text:span text:style-name="T80"><text:s text:c="8"/></text:span><text:span text:style-name="T81">strings</text:span><text:span text:style-name="T82">.</text:span><text:span text:style-name="T81">add</text:span><text:span text:style-name="T82">(</text:span><text:span text:style-name="T83">"Evan"</text:span><text:span text:style-name="T82">);</text:span></text:p>
          <text:p text:style-name="P29"><text:span text:style-name="T80"><text:s text:c="8"/></text:span><text:span text:style-name="T81">strings</text:span><text:span text:style-name="T82">.</text:span><text:span text:style-name="T81">add</text:span><text:span text:style-name="T82">(</text:span><text:span text:style-name="T83">"Eugene"</text:span><text:span text:style-name="T82">);</text:span></text:p>
          <text:p text:style-name="P29"><text:span text:style-name="T80"><text:s text:c="8"/></text:span><text:span text:style-name="T81">strings</text:span><text:span text:style-name="T82">.</text:span><text:span text:style-name="T81">add</text:span><text:span text:style-name="T82">(</text:span><text:span text:style-name="T83">"Adam"</text:span><text:span text:style-name="T82">);</text:span></text:p>
          <text:p text:style-name="P29"><text:span text:style-name="T82"/></text:p>
          <text:p text:style-name="P29"><text:span text:style-name="T80"><text:s text:c="8"/></text:span><text:span text:style-name="T81">System</text:span><text:span text:style-name="T82">.</text:span><text:span text:style-name="T81">out</text:span><text:span text:style-name="T82">.</text:span><text:span text:style-name="T81">println</text:span><text:span text:style-name="T82">(</text:span><text:span text:style-name="T81">strings</text:span><text:span text:style-name="T82">.</text:span><text:span text:style-name="T81">size</text:span><text:span text:style-name="T82">());</text:span></text:p>
          <text:p text:style-name="P29"><text:span text:style-name="T80"><text:s text:c="8"/></text:span><text:span text:style-name="T81">System</text:span><text:span text:style-name="T82">.</text:span><text:span text:style-name="T81">out</text:span><text:span text:style-name="T82">.</text:span><text:span text:style-name="T81">println</text:span><text:span text:style-name="T82">(</text:span><text:span text:style-name="T81">strings</text:span><text:span text:style-name="T82">.</text:span><text:span text:style-name="T81">get</text:span><text:span text:style-name="T82">(</text:span><text:span text:style-name="T84">0</text:span><text:span text:style-name="T82">));</text:span></text:p>
          <text:p text:style-name="P29"><text:span text:style-name="T80"><text:s text:c="8"/></text:span><text:span text:style-name="T81">System</text:span><text:span text:style-name="T82">.</text:span><text:span text:style-name="T81">out</text:span><text:span text:style-name="T82">.</text:span><text:span text:style-name="T81">println</text:span><text:span text:style-name="T82">(</text:span><text:span text:style-name="T81">strings</text:span><text:span text:style-name="T82">.</text:span><text:span text:style-name="T81">get</text:span><text:span text:style-name="T82">(</text:span><text:span text:style-name="T84">1</text:span><text:span text:style-name="T82">));</text:span></text:p>
          <text:p text:style-name="P29"><text:span text:style-name="T82"/></text:p>
          <text:p text:style-name="P29"><text:span text:style-name="T80"><text:s text:c="8"/></text:span><text:span text:style-name="T81">strings</text:span><text:span text:style-name="T82">.</text:span><text:span text:style-name="T81">set</text:span><text:span text:style-name="T82">(</text:span><text:span text:style-name="T84">0</text:span><text:span text:style-name="T82">,</text:span><text:span text:style-name="T80"> </text:span><text:span text:style-name="T83">"Goodbye"</text:span><text:span text:style-name="T82">);</text:span></text:p>
          <text:p text:style-name="P29"><text:span text:style-name="T80"><text:s text:c="8"/></text:span><text:span text:style-name="T81">strings</text:span><text:span text:style-name="T82">.</text:span><text:span text:style-name="T81">remove</text:span><text:span text:style-name="T82">(</text:span><text:span text:style-name="T84">1</text:span><text:span text:style-name="T82">);</text:span><text:span text:style-name="T82"><text:line-break/></text:span><text:span text:style-name="T81"> <text:s text:c="7"/></text:span><text:span text:style-name="T85">for</text:span><text:span text:style-name="T86"> </text:span><text:span text:style-name="T87">(</text:span><text:span text:style-name="T88">int</text:span><text:span text:style-name="T86"> </text:span><text:span text:style-name="T87">i</text:span><text:span text:style-name="T86"> </text:span><text:span text:style-name="T87">=</text:span><text:span text:style-name="T86"> </text:span><text:span text:style-name="T87">0;</text:span><text:span text:style-name="T86"> </text:span><text:span text:style-name="T87">i</text:span><text:span text:style-name="T86"> </text:span><text:span text:style-name="T87">&lt;</text:span><text:span text:style-name="T86"> </text:span><text:span text:style-name="T87">strings.size();</text:span><text:span text:style-name="T86"> </text:span><text:span text:style-name="T87">i++)</text:span><text:span text:style-name="T86"> </text:span><text:span text:style-name="T87">{</text:span></text:p>
          <text:p text:style-name="P2"><text:span text:style-name="T89"><text:s text:c="8"/></text:span><text:span text:style-name="T89"><text:tab/></text:span><text:span text:style-name="T90">System.</text:span><text:span text:style-name="T91">out</text:span><text:span text:style-name="T90">.println(strings.get(i));</text:span></text:p>
          <text:p text:style-name="P29"><text:span text:style-name="T89"><text:s text:c="4"/></text:span><text:span text:style-name="T90">}</text:span></text:p>
          <text:p text:style-name="P29"><text:span text:style-name="T80"><text:s text:c="8"/></text:span><text:span text:style-name="T79">for</text:span><text:span text:style-name="T80"> </text:span><text:span text:style-name="T82">(</text:span><text:span text:style-name="T81">String</text:span><text:span text:style-name="T80"> </text:span><text:span text:style-name="T81">s</text:span><text:span text:style-name="T80"> </text:span><text:span text:style-name="T82">:</text:span><text:span text:style-name="T80"> </text:span><text:span text:style-name="T81">strings</text:span><text:span text:style-name="T82">)</text:span><text:span text:style-name="T80"> </text:span><text:span text:style-name="T82">{</text:span></text:p>
          <text:p text:style-name="P29"><text:span text:style-name="T80"><text:s text:c="12"/></text:span><text:span text:style-name="T81">System</text:span><text:span text:style-name="T82">.</text:span><text:span text:style-name="T81">out</text:span><text:span text:style-name="T82">.</text:span><text:span text:style-name="T81">println</text:span><text:span text:style-name="T82">(</text:span><text:span text:style-name="T81">s</text:span><text:span text:style-name="T82">);</text:span></text:p>
          <text:p text:style-name="P29"><text:span text:style-name="T80"><text:s text:c="8"/></text:span><text:span text:style-name="T82">}</text:span></text:p>
          <text:p text:style-name="P29"><text:span text:style-name="T80"><text:s text:c="4"/></text:span><text:span text:style-name="T82">}</text:span></text:p>
          <text:p text:style-name="P29"><text:span text:style-name="T8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5cm" svg:x="3.81cm" svg:y="2.123cm" draw:page-number="40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4T11">
        <office:forms form:automatic-focus="false" form:apply-design-mode="false"/>
        <draw:frame draw:name="Title 1" presentation:style-name="pr8" draw:text-style-name="P19" draw:layer="layout" svg:width="23.799cm" svg:height="3.499cm" svg:x="2.099cm" svg:y="1.866cm" presentation:class="title" presentation:user-transformed="true">
          <draw:text-box>
            <text:p text:style-name="P18"><text:span text:style-name="T57">Sets</text:span></text:p>
          </draw:text-box>
        </draw:frame>
        <draw:frame draw:name="Content Placeholder 2" presentation:style-name="pr9" draw:text-style-name="P19" draw:layer="layout" svg:width="23.799cm" svg:height="16.51cm" svg:x="2.099cm" svg:y="3.81cm" presentation:class="outline" presentation:user-transformed="true">
          <draw:text-box>
            <text:p><text:span text:style-name="T72">Like an ArrayList, but </text:span></text:p>
            <text:list text:style-name="L3">
              <text:list-item>
                <text:p><text:span text:style-name="T72">Only one copy of each object, and </text:span></text:p>
              </text:list-item>
              <text:list-item>
                <text:p><text:span text:style-name="T72">No array index</text:span></text:p>
              </text:list-item>
            </text:list>
            <text:p><text:span text:style-name="T72"><text:line-break/></text:span><text:span text:style-name="T72">Features</text:span></text:p>
            <text:list text:continue-numbering="true" text:style-name="L3">
              <text:list-item>
                <text:p><text:span text:style-name="T72">Add objects to the set</text:span></text:p>
              </text:list-item>
              <text:list-item>
                <text:p><text:span text:style-name="T72">Remove objects from the set</text:span></text:p>
              </text:list-item>
              <text:list-item>
                <text:p><text:span text:style-name="T72">Is an object in the set?</text:span><text:span text:style-name="T72"><text:line-break/></text:span><text:span text:style-name="T72"/></text:p>
              </text:list-item>
            </text:list>
            <text:p><text:span text:style-name="T72">TreeSet: Sorted (lowest to highest)</text:span></text:p>
            <text:p><text:span text:style-name="T72">HashSet: Unordered (pseudo-random)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41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4T11">
        <office:forms form:automatic-focus="false" form:apply-design-mode="false"/>
        <draw:custom-shape draw:name="TextBox 4" draw:style-name="gr16" draw:text-style-name="P30" draw:layer="layout" svg:width="19.634cm" svg:height="20.428cm" svg:x="5.242cm" svg:y="1.366cm">
          <text:p text:style-name="P29"><text:span text:style-name="T92">import</text:span><text:span text:style-name="T93"> </text:span><text:span text:style-name="T94">java</text:span><text:span text:style-name="T95">.</text:span><text:span text:style-name="T94">util</text:span><text:span text:style-name="T95">.</text:span><text:span text:style-name="T94">TreeSet</text:span><text:span text:style-name="T95">;</text:span></text:p>
          <text:p text:style-name="P29"><text:span text:style-name="T95"/></text:p>
          <text:p text:style-name="P29"><text:span text:style-name="T92">class</text:span><text:span text:style-name="T93"> </text:span><text:span text:style-name="T94">SetExample</text:span><text:span text:style-name="T93"> </text:span><text:span text:style-name="T95">{</text:span></text:p>
          <text:p text:style-name="P29"><text:span text:style-name="T93"><text:s text:c="4"/></text:span><text:span text:style-name="T92">public</text:span><text:span text:style-name="T93"> </text:span><text:span text:style-name="T92">static</text:span><text:span text:style-name="T93"> </text:span><text:span text:style-name="T92">void</text:span><text:span text:style-name="T93"> </text:span><text:span text:style-name="T94">main</text:span><text:span text:style-name="T95">(</text:span><text:span text:style-name="T94">String</text:span><text:span text:style-name="T95">[]</text:span><text:span text:style-name="T93"> </text:span><text:span text:style-name="T94">arguments</text:span><text:span text:style-name="T95">)</text:span><text:span text:style-name="T93"> </text:span><text:span text:style-name="T95">{</text:span></text:p>
          <text:p text:style-name="P29"><text:span text:style-name="T93"><text:s text:c="8"/></text:span><text:span text:style-name="T94">TreeSet</text:span><text:span text:style-name="T95">&lt;</text:span><text:span text:style-name="T94">String</text:span><text:span text:style-name="T95">&gt;</text:span><text:span text:style-name="T93"> </text:span><text:span text:style-name="T94">strings</text:span><text:span text:style-name="T93"> </text:span><text:span text:style-name="T95">=</text:span><text:span text:style-name="T93"> </text:span><text:span text:style-name="T92">new</text:span><text:span text:style-name="T93"> </text:span><text:span text:style-name="T94">TreeSet</text:span><text:span text:style-name="T95">&lt;</text:span><text:span text:style-name="T94">String</text:span><text:span text:style-name="T95">&gt;();</text:span></text:p>
          <text:p text:style-name="P29"><text:span text:style-name="T93"><text:s text:c="8"/></text:span><text:span text:style-name="T94">strings</text:span><text:span text:style-name="T95">.</text:span><text:span text:style-name="T94">add</text:span><text:span text:style-name="T95">(</text:span><text:span text:style-name="T96">"Evan"</text:span><text:span text:style-name="T95">);</text:span></text:p>
          <text:p text:style-name="P29"><text:span text:style-name="T93"><text:s text:c="8"/></text:span><text:span text:style-name="T94">strings</text:span><text:span text:style-name="T95">.</text:span><text:span text:style-name="T94">add</text:span><text:span text:style-name="T95">(</text:span><text:span text:style-name="T96">"Eugene"</text:span><text:span text:style-name="T95">);</text:span></text:p>
          <text:p text:style-name="P29"><text:span text:style-name="T93"><text:s text:c="8"/></text:span><text:span text:style-name="T94">strings</text:span><text:span text:style-name="T95">.</text:span><text:span text:style-name="T94">add</text:span><text:span text:style-name="T95">(</text:span><text:span text:style-name="T96">"Adam"</text:span><text:span text:style-name="T95">);</text:span></text:p>
          <text:p text:style-name="P29"><text:span text:style-name="T95"/></text:p>
          <text:p text:style-name="P29"><text:span text:style-name="T93"><text:s text:c="8"/></text:span><text:span text:style-name="T94">System</text:span><text:span text:style-name="T95">.</text:span><text:span text:style-name="T94">out</text:span><text:span text:style-name="T95">.</text:span><text:span text:style-name="T94">println</text:span><text:span text:style-name="T95">(</text:span><text:span text:style-name="T94">strings</text:span><text:span text:style-name="T95">.</text:span><text:span text:style-name="T94">size</text:span><text:span text:style-name="T95">());</text:span></text:p>
          <text:p text:style-name="P29"><text:span text:style-name="T93"><text:s text:c="8"/></text:span><text:span text:style-name="T94">System</text:span><text:span text:style-name="T95">.</text:span><text:span text:style-name="T94">out</text:span><text:span text:style-name="T95">.</text:span><text:span text:style-name="T94">println</text:span><text:span text:style-name="T95">(</text:span><text:span text:style-name="T94">strings</text:span><text:span text:style-name="T95">.</text:span><text:span text:style-name="T94">first</text:span><text:span text:style-name="T95">());</text:span></text:p>
          <text:p text:style-name="P29"><text:span text:style-name="T93"><text:s text:c="8"/></text:span><text:span text:style-name="T94">System</text:span><text:span text:style-name="T95">.</text:span><text:span text:style-name="T94">out</text:span><text:span text:style-name="T95">.</text:span><text:span text:style-name="T94">println</text:span><text:span text:style-name="T95">(</text:span><text:span text:style-name="T94">strings</text:span><text:span text:style-name="T95">.</text:span><text:span text:style-name="T94">last</text:span><text:span text:style-name="T95">());</text:span></text:p>
          <text:p text:style-name="P29"><text:span text:style-name="T95"/></text:p>
          <text:p text:style-name="P29"><text:span text:style-name="T93"><text:s text:c="8"/></text:span><text:span text:style-name="T94">strings</text:span><text:span text:style-name="T95">.</text:span><text:span text:style-name="T94">remove</text:span><text:span text:style-name="T95">(</text:span><text:span text:style-name="T96">"Eugene"</text:span><text:span text:style-name="T95">);</text:span></text:p>
          <text:p text:style-name="P29"><text:span text:style-name="T95"/></text:p>
          <text:p text:style-name="P29"><text:span text:style-name="T93"><text:s text:c="8"/></text:span><text:span text:style-name="T92">for</text:span><text:span text:style-name="T93"> </text:span><text:span text:style-name="T95">(</text:span><text:span text:style-name="T94">String</text:span><text:span text:style-name="T93"> </text:span><text:span text:style-name="T94">s</text:span><text:span text:style-name="T93"> </text:span><text:span text:style-name="T95">:</text:span><text:span text:style-name="T93"> </text:span><text:span text:style-name="T94">strings</text:span><text:span text:style-name="T95">)</text:span><text:span text:style-name="T93"> </text:span><text:span text:style-name="T95">{</text:span></text:p>
          <text:p text:style-name="P29"><text:span text:style-name="T93"><text:s text:c="12"/></text:span><text:span text:style-name="T94">System</text:span><text:span text:style-name="T95">.</text:span><text:span text:style-name="T94">out</text:span><text:span text:style-name="T95">.</text:span><text:span text:style-name="T94">println</text:span><text:span text:style-name="T95">(</text:span><text:span text:style-name="T94">s</text:span><text:span text:style-name="T95">);</text:span></text:p>
          <text:p text:style-name="P29"><text:span text:style-name="T93"><text:s text:c="8"/></text:span><text:span text:style-name="T95">}</text:span></text:p>
          <text:p text:style-name="P29"><text:span text:style-name="T93"><text:s text:c="4"/></text:span><text:span text:style-name="T95">}</text:span></text:p>
          <text:p text:style-name="P29"><text:span text:style-name="T9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5cm" svg:x="3.81cm" svg:y="2.123cm" draw:page-number="42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4T11">
        <office:forms form:automatic-focus="false" form:apply-design-mode="false"/>
        <draw:frame draw:name="Title 1" presentation:style-name="pr8" draw:text-style-name="P19" draw:layer="layout" svg:width="23.799cm" svg:height="3.499cm" svg:x="2.099cm" svg:y="1.866cm" presentation:class="title" presentation:user-transformed="true">
          <draw:text-box>
            <text:p text:style-name="P18"><text:span text:style-name="T57">Maps</text:span></text:p>
          </draw:text-box>
        </draw:frame>
        <draw:frame draw:name="Content Placeholder 2" presentation:style-name="pr9" draw:text-style-name="P19" draw:layer="layout" svg:width="23.799cm" svg:height="14.22cm" svg:x="2.099cm" svg:y="4.445cm" presentation:class="outline" presentation:user-transformed="true">
          <draw:text-box>
            <text:p><text:span text:style-name="T58">Stores a (</text:span><text:span text:style-name="T97">key</text:span><text:span text:style-name="T58">, </text:span><text:span text:style-name="T97">value</text:span><text:span text:style-name="T58">) pair of objects</text:span></text:p>
            <text:p><text:span text:style-name="T58">Look up the </text:span><text:span text:style-name="T97">key</text:span><text:span text:style-name="T58">, get back the </text:span><text:span text:style-name="T97">value</text:span></text:p>
            <text:p><text:span text:style-name="T58"/></text:p>
            <text:p><text:span text:style-name="T58">Example: Address Book</text:span></text:p>
            <text:list text:style-name="L3">
              <text:list-item>
                <text:p><text:span text:style-name="T58">Map from names to email addresses</text:span></text:p>
              </text:list-item>
            </text:list>
            <text:p><text:span text:style-name="T58"/></text:p>
            <text:p><text:span text:style-name="T58">TreeMap: Sorted (lowest to highest)</text:span></text:p>
            <text:p><text:span text:style-name="T58">HashMap: Unordered (pseudo-random)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43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_20_1" presentation:presentation-page-layout-name="AL4T11">
        <office:forms form:automatic-focus="false" form:apply-design-mode="false"/>
        <draw:custom-shape draw:name="TextBox 4" draw:style-name="gr17" draw:text-style-name="P30" draw:layer="layout" svg:width="28.159cm" svg:height="22.419cm" svg:x="-0.16cm" svg:y="0.183cm">
          <text:p text:style-name="P29"><text:span text:style-name="T98"><text:s text:c="4"/></text:span><text:span text:style-name="T99">public</text:span><text:span text:style-name="T100"> </text:span><text:span text:style-name="T99">static</text:span><text:span text:style-name="T100"> </text:span><text:span text:style-name="T99">void</text:span><text:span text:style-name="T100"> </text:span><text:span text:style-name="T101">main</text:span><text:span text:style-name="T102">(</text:span><text:span text:style-name="T101">String</text:span><text:span text:style-name="T102">[]</text:span><text:span text:style-name="T100"> </text:span><text:span text:style-name="T101">arguments</text:span><text:span text:style-name="T102">)</text:span><text:span text:style-name="T100"> </text:span><text:span text:style-name="T102">{</text:span></text:p>
          <text:p text:style-name="P29"><text:span text:style-name="T100"><text:s text:c="8"/></text:span><text:span text:style-name="T101">HashMap</text:span><text:span text:style-name="T102">&lt;</text:span><text:span text:style-name="T101">String</text:span><text:span text:style-name="T102">,</text:span><text:span text:style-name="T100"> </text:span><text:span text:style-name="T101">String</text:span><text:span text:style-name="T102">&gt;</text:span><text:span text:style-name="T100"> </text:span><text:span text:style-name="T101">strings</text:span><text:span text:style-name="T100"> </text:span><text:span text:style-name="T102">=</text:span><text:span text:style-name="T100"> </text:span><text:span text:style-name="T99">new</text:span><text:span text:style-name="T100"> </text:span><text:span text:style-name="T101">HashMap</text:span><text:span text:style-name="T102">&lt;</text:span><text:span text:style-name="T101">String</text:span><text:span text:style-name="T102">,</text:span><text:span text:style-name="T100"> </text:span><text:span text:style-name="T101">String</text:span><text:span text:style-name="T102">&gt;();</text:span></text:p>
          <text:p text:style-name="P29"><text:span text:style-name="T100"><text:s text:c="8"/></text:span><text:span text:style-name="T101">strings</text:span><text:span text:style-name="T102">.</text:span><text:span text:style-name="T101">put</text:span><text:span text:style-name="T102">(</text:span><text:span text:style-name="T103">"Evan"</text:span><text:span text:style-name="T102">,</text:span><text:span text:style-name="T100"> </text:span><text:span text:style-name="T103">"evanj@mit.edu"</text:span><text:span text:style-name="T102">);</text:span></text:p>
          <text:p text:style-name="P29"><text:span text:style-name="T100"><text:s text:c="8"/></text:span><text:span text:style-name="T101">strings</text:span><text:span text:style-name="T102">.</text:span><text:span text:style-name="T101">put</text:span><text:span text:style-name="T102">(</text:span><text:span text:style-name="T103">"Eugene"</text:span><text:span text:style-name="T102">,</text:span><text:span text:style-name="T100"> </text:span><text:span text:style-name="T103">"</text:span><text:span text:style-name="T103"><text:a xlink:href="mailto:eugenewu@mit.edu">eugenewu@mit.edu</text:a></text:span><text:span text:style-name="T103">"</text:span><text:span text:style-name="T102">);</text:span></text:p>
          <text:p text:style-name="P29"><text:span text:style-name="T100"><text:s text:c="8"/></text:span><text:span text:style-name="T101">strings</text:span><text:span text:style-name="T102">.</text:span><text:span text:style-name="T101">put</text:span><text:span text:style-name="T102">(</text:span><text:span text:style-name="T103">"Adam"</text:span><text:span text:style-name="T102">,</text:span><text:span text:style-name="T100"> </text:span><text:span text:style-name="T103">"marcua@mit.edu”</text:span><text:span text:style-name="T102">); <text:s text:c="7"/></text:span></text:p>
          <text:p text:style-name="P29"><text:span text:style-name="T102"/></text:p>
          <text:p text:style-name="P29"><text:span text:style-name="T100"><text:s text:c="8"/></text:span><text:span text:style-name="T101">System</text:span><text:span text:style-name="T102">.</text:span><text:span text:style-name="T101">out</text:span><text:span text:style-name="T102">.</text:span><text:span text:style-name="T101">println</text:span><text:span text:style-name="T102">(</text:span><text:span text:style-name="T101">strings</text:span><text:span text:style-name="T102">.</text:span><text:span text:style-name="T101">size</text:span><text:span text:style-name="T102">());</text:span></text:p>
          <text:p text:style-name="P29"><text:span text:style-name="T100"><text:s text:c="8"/></text:span><text:span text:style-name="T101">strings</text:span><text:span text:style-name="T102">.</text:span><text:span text:style-name="T101">remove</text:span><text:span text:style-name="T102">(</text:span><text:span text:style-name="T103">"Evan"</text:span><text:span text:style-name="T102">);</text:span></text:p>
          <text:p text:style-name="P29"><text:span text:style-name="T100"><text:s text:c="8"/></text:span><text:span text:style-name="T101">System.out.println(strings.get(</text:span><text:span text:style-name="T103">"Eugene"</text:span><text:span text:style-name="T101">));</text:span></text:p>
          <text:p text:style-name="P29"><text:span text:style-name="T102"/></text:p>
          <text:p text:style-name="P29"><text:span text:style-name="T100"><text:s text:c="8"/></text:span><text:span text:style-name="T99">for</text:span><text:span text:style-name="T100"> </text:span><text:span text:style-name="T102">(</text:span><text:span text:style-name="T101">String</text:span><text:span text:style-name="T100"> </text:span><text:span text:style-name="T101">s</text:span><text:span text:style-name="T100"> </text:span><text:span text:style-name="T102">:</text:span><text:span text:style-name="T100"> </text:span><text:span text:style-name="T101">strings</text:span><text:span text:style-name="T102">.</text:span><text:span text:style-name="T101">keySet</text:span><text:span text:style-name="T102">())</text:span><text:span text:style-name="T100"> </text:span><text:span text:style-name="T102">{</text:span></text:p>
          <text:p text:style-name="P29"><text:span text:style-name="T100"><text:s text:c="12"/></text:span><text:span text:style-name="T101">System</text:span><text:span text:style-name="T102">.</text:span><text:span text:style-name="T101">out</text:span><text:span text:style-name="T102">.</text:span><text:span text:style-name="T101">println</text:span><text:span text:style-name="T102">(</text:span><text:span text:style-name="T101">s</text:span><text:span text:style-name="T102">);</text:span></text:p>
          <text:p text:style-name="P29"><text:span text:style-name="T100"><text:s text:c="8"/></text:span><text:span text:style-name="T102">}</text:span></text:p>
          <text:p text:style-name="P29"><text:span text:style-name="T100"><text:s text:c="8"/></text:span><text:span text:style-name="T99">for</text:span><text:span text:style-name="T100"> </text:span><text:span text:style-name="T102">(</text:span><text:span text:style-name="T101">String</text:span><text:span text:style-name="T100"> </text:span><text:span text:style-name="T101">s</text:span><text:span text:style-name="T100"> </text:span><text:span text:style-name="T102">:</text:span><text:span text:style-name="T100"> </text:span><text:span text:style-name="T101">strings</text:span><text:span text:style-name="T102">.</text:span><text:span text:style-name="T101">values</text:span><text:span text:style-name="T102">())</text:span><text:span text:style-name="T100"> </text:span><text:span text:style-name="T102">{</text:span></text:p>
          <text:p text:style-name="P29"><text:span text:style-name="T100"><text:s text:c="12"/></text:span><text:span text:style-name="T101">System</text:span><text:span text:style-name="T102">.</text:span><text:span text:style-name="T101">out</text:span><text:span text:style-name="T102">.</text:span><text:span text:style-name="T101">println</text:span><text:span text:style-name="T102">(</text:span><text:span text:style-name="T101">s</text:span><text:span text:style-name="T102">);</text:span></text:p>
          <text:p text:style-name="P29"><text:span text:style-name="T100"><text:s text:c="8"/></text:span><text:span text:style-name="T102">}</text:span></text:p>
          <text:p text:style-name="P29"><text:span text:style-name="T100"><text:s text:c="8"/></text:span><text:span text:style-name="T99">for</text:span><text:span text:style-name="T100"> </text:span><text:span text:style-name="T102">(</text:span><text:span text:style-name="T101">Map</text:span><text:span text:style-name="T102">.</text:span><text:span text:style-name="T101">Entry</text:span><text:span text:style-name="T102">&lt;</text:span><text:span text:style-name="T101">String</text:span><text:span text:style-name="T102">,</text:span><text:span text:style-name="T100"> </text:span><text:span text:style-name="T101">String</text:span><text:span text:style-name="T102">&gt;</text:span><text:span text:style-name="T100"> </text:span><text:span text:style-name="T101">pairs</text:span><text:span text:style-name="T100"> </text:span><text:span text:style-name="T102">:</text:span><text:span text:style-name="T100"> </text:span><text:span text:style-name="T101">strings</text:span><text:span text:style-name="T102">.</text:span><text:span text:style-name="T101">entrySet</text:span><text:span text:style-name="T102">())</text:span><text:span text:style-name="T100"> </text:span><text:span text:style-name="T102">{</text:span></text:p>
          <text:p text:style-name="P29"><text:span text:style-name="T100"><text:s text:c="12"/></text:span><text:span text:style-name="T101">System</text:span><text:span text:style-name="T102">.</text:span><text:span text:style-name="T101">out</text:span><text:span text:style-name="T102">.</text:span><text:span text:style-name="T101">println</text:span><text:span text:style-name="T102">(</text:span><text:span text:style-name="T101">pairs</text:span><text:span text:style-name="T102">);</text:span></text:p>
          <text:p text:style-name="P29"><text:span text:style-name="T100"><text:s text:c="8"/></text:span><text:span text:style-name="T102">}</text:span></text:p>
          <text:p text:style-name="P29"><text:span text:style-name="T100"><text:s text:c="4"/></text:span><text:span text:style-name="T10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5cm" svg:x="3.81cm" svg:y="2.123cm" draw:page-number="44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2T1">
        <office:forms form:automatic-focus="false" form:apply-design-mode="false"/>
        <draw:frame draw:name="Title 1" presentation:style-name="pr8" draw:text-style-name="P19" draw:layer="layout" svg:width="23.799cm" svg:height="3.499cm" svg:x="2.099cm" svg:y="1.866cm" presentation:class="title" presentation:user-transformed="true">
          <draw:text-box>
            <text:p text:style-name="P18"><text:span text:style-name="T57">Warnings</text:span></text:p>
          </draw:text-box>
        </draw:frame>
        <draw:frame presentation:style-name="pr14" draw:layer="layout" svg:width="23.799cm" svg:height="12.599cm" svg:x="2.099cm" svg:y="6.066cm" presentation:class="outline" presentation:user-transformed="true">
          <draw:text-box>
            <text:p text:style-name="P13">Using TreeSet/TreeMap?</text:p>
            <text:p text:style-name="P13"><text:tab/>Read about <text:span text:style-name="T53">Comparable </text:span><text:span text:style-name="T37">interface</text:span></text:p>
            <text:p text:style-name="P13"><text:span text:style-name="T37">Using HashSet/HashMap?</text:span></text:p>
            <text:p text:style-name="P13"><text:span text:style-name="T37"><text:tab/></text:span><text:span text:style-name="T37">Read about </text:span><text:span text:style-name="T53">equals</text:span><text:span text:style-name="T37">, </text:span><text:span text:style-name="T53">hashCode</text:span><text:span text:style-name="T37"> methods</text:span></text:p>
            <text:p text:style-name="P13"><text:span text:style-name="T37"><text:line-break/></text:span><text:span text:style-name="T37">Note: This only matters for classes you build, not for java built-in types.</text:span></text:p>
            <text:p text:style-name="P13"><text:span text:style-name="T37"/></text:p>
          </draw:text-box>
        </draw:frame>
        <presentation:notes draw:style-name="dp2">
          <draw:page-thumbnail draw:style-name="gr1" draw:layer="layout" svg:width="13.968cm" svg:height="10.475cm" svg:x="3.81cm" svg:y="2.123cm" draw:page-number="45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7">Review</text:span></text:p>
              </text:list-item>
              <text:list-item>
                <text:p><text:span text:style-name="T37">Access control</text:span></text:p>
              </text:list-item>
              <text:list-item>
                <text:p><text:span text:style-name="T37">Class scope</text:span></text:p>
              </text:list-item>
              <text:list-item>
                <text:p><text:span text:style-name="T37">Packages</text:span></text:p>
              </text:list-item>
              <text:list-item>
                <text:p>Java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ssignment: Graphics</text:p>
          </draw:text-box>
        </draw:frame>
        <draw:frame presentation:style-name="pr1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ttp://java.sun.com/javase/6/docs/api/java/awt/Graphics.html</text:p>
              </text:list-item>
              <text:list-item>
                <text:p>http://java.sun.com/javase/6/docs/api/java/util/ArrayList.html</text:p>
              </text:list-item>
            </text:list>
          </draw:text-box>
        </draw:frame>
        <draw:g>
          <draw:custom-shape draw:style-name="gr18" draw:text-style-name="P5" draw:layer="layout" svg:width="8.89cm" svg:height="5.08cm" svg:x="9.584cm" svg:y="12.39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1.806cm" svg:height="0.962cm" svg:x="8.014cm" svg:y="11.455cm">
            <draw:text-box>
              <text:p>(0,0)</text:p>
            </draw:text-box>
          </draw:frame>
          <draw:frame draw:style-name="gr6" draw:layer="layout" svg:width="1.772cm" svg:height="0.962cm" svg:x="18.214cm" svg:y="11.455cm">
            <draw:text-box>
              <text:p>(x,0)</text:p>
            </draw:text-box>
          </draw:frame>
          <draw:frame draw:style-name="gr6" draw:layer="layout" svg:width="1.772cm" svg:height="0.962cm" svg:x="8.014cm" svg:y="17.455cm">
            <draw:text-box>
              <text:p>(0,y)</text:p>
            </draw:text-box>
          </draw:frame>
          <draw:frame draw:style-name="gr6" draw:layer="layout" svg:width="1.738cm" svg:height="0.962cm" svg:x="18.214cm" svg:y="17.555cm">
            <draw:text-box>
              <text:p>(x,y)</text:p>
            </draw:text-box>
          </draw:frame>
          <draw:custom-shape draw:style-name="gr19" draw:text-style-name="P5" draw:layer="layout" svg:width="0.635cm" svg:height="0.635cm" svg:x="11.889cm" svg:y="14.80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2.124cm" svg:y1="16.51cm" svg:x2="17.204cm" svg:y2="13.335cm">
            <text:p/>
          </draw:line>
          <draw:line draw:style-name="gr11" draw:text-style-name="P5" draw:layer="layout" svg:x1="12.224cm" svg:y1="14.805cm" svg:x2="12.224cm" svg:y2="13.635cm">
            <text:p/>
          </draw:line>
          <draw:frame draw:style-name="gr20" draw:layer="layout" svg:width="2.018cm" svg:height="0.962cm" svg:x="11.189cm" svg:y="12.835cm">
            <draw:text-box>
              <text:p>(0,-2)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Helvetica" fo:font-size="32pt" fo:letter-spacing="normal" fo:font-style="normal" fo:text-shadow="none" style:text-underline-style="none" fo:font-weight="normal" style:letter-kerning="true" style:font-family-asian="'ＭＳ Ｐゴシック'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Helvetic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Helvetica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Helvetica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Times" fo:font-size="1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simpl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cm" fo:text-align="start" fo:text-indent="0cm" style:punctuation-wrap="simple"/>
    </style:style>
    <style:style style:name="MP7" style:family="paragraph">
      <style:paragraph-properties fo:margin-left="0cm" fo:margin-right="0cm" fo:margin-top="0.197cm" fo:margin-bottom="0cm" fo:text-align="start" fo:text-indent="0cm" style:punctuation-wrap="simpl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text-properties fo:font-size="18pt" style:font-size-asian="14pt" style:font-size-complex="14pt"/>
    </style:style>
    <style:style style:name="MP11" style:family="paragraph">
      <style:paragraph-properties fo:text-align="center"/>
      <style:text-properties fo:font-size="18pt" style:font-size-asian="14pt" style:font-size-complex="14pt"/>
    </style:style>
    <style:style style:name="MP12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Helvetic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Helvetic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Helvetica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Helvetic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Helvetica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size="18pt" style:font-size-asian="14pt" style:font-size-complex="14pt"/>
    </style:style>
    <style:style style:name="MT8" style:family="text">
      <style:text-properties fo:color="#000000" style:text-line-through-style="none" fo:font-family="Helvetic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5" draw:layer="backgroundobjects" svg:width="23.799cm" svg:height="3.499cm" svg:x="2.099cm" svg:y="1.866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3.799cm" svg:height="12.599cm" svg:x="2.099cm" svg:y="6.06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 text:style-override="ML4">
              <text:p text:style-name="MP6"><text:span text:style-name="MT3">Ninth Outline LevelClick to edit Master text styles</text:span></text:p>
              <text:list text:style-name="ML5">
                <text:list-item>
                  <text:p text:style-name="MP7"><text:span text:style-name="MT4">Second level</text:span></text:p>
                </text:list-item>
                <text:list-item text:style-override="ML6">
                  <text:p text:style-name="MP8"><text:span text:style-name="MT5">Third level</text:span></text:p>
                  <text:list text:style-name="ML7">
                    <text:list-item>
                      <text:p text:style-name="MP8"><text:span text:style-name="MT6">Fourth level</text:span></text:p>
                      <text:list text:style-name="ML8">
                        <text:list-item>
                          <text:p text:style-name="MP8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0" draw:layer="backgroundobjects" svg:width="5.833cm" svg:height="1.399cm" svg:x="2.099cm" svg:y="19.133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Footer Placeholder 4" presentation:style-name="Mpr6" draw:text-style-name="MP11" draw:layer="backgroundobjects" svg:width="8.865cm" svg:height="1.399cm" svg:x="9.566cm" svg:y="19.133cm" presentation:class="footer" presentation:user-transformed="true">
        <draw:text-box>
          <text:p text:style-name="MP9"><text:span text:style-name="MT7"><presentation:footer/></text:span></text:p>
        </draw:text-box>
      </draw:frame>
      <draw:frame draw:name="Slide Number Placeholder 5" presentation:style-name="Mpr6" draw:text-style-name="MP12" draw:layer="backgroundobjects" svg:width="5.833cm" svg:height="1.399cm" svg:x="20.066cm" svg:y="19.133cm" presentation:class="page-number" presentation:user-transformed="true">
        <draw:text-box>
          <text:p text:style-name="MP9"><text:span text:style-name="MT8"><text:page-number>&lt;number&gt;</text:page-number></text:span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04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5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8T13:21:29</meta:creation-date>
    <meta:editing-duration>PT27H31M53S</meta:editing-duration>
    <meta:editing-cycles>97</meta:editing-cycles>
    <dc:date>2010-01-21T12:09:38</dc:date>
    <meta:generator>OpenOffice.org/3.1$Linux OpenOffice.org_project/310m19$Build-9420</meta:generator>
    <meta:document-statistic meta:object-count="296"/>
  </office:meta>
</office:document-meta>
</file>